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wmf;windows_formatname=&quot;Image WMF&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Consolas" svg:font-family="Consolas" style:font-family-generic="modern"/>
    <style:font-face style:name="DejaVu Sans" svg:font-family="'DejaVu Sans'" style:font-family-generic="swiss"/>
    <style:font-face style:name="Cambria" svg:font-family="Cambri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1.458cm" table:align="margins" style:writing-mode="lr-tb"/>
    </style:style>
    <style:style style:name="Tabelle1.A" style:family="table-column">
      <style:table-column-properties style:column-width="11.458cm" style:rel-column-width="65535*"/>
    </style:style>
    <style:style style:name="Tabelle1.1" style:family="table-row">
      <style:table-row-properties style:min-row-height="3.623cm" style:keep-together="true" fo:keep-together="auto"/>
    </style:style>
    <style:style style:name="Tabelle1.A1" style:family="table-cell">
      <style:table-cell-properties style:vertical-align="top" fo:padding-left="0.203cm" fo:padding-right="0.203cm" fo:padding-top="0.381cm" fo:padding-bottom="0.381cm" fo:border-left="1pt solid #808080" fo:border-right="none" fo:border-top="none" fo:border-bottom="none" style:writing-mode="lr-tb"/>
    </style:style>
    <style:style style:name="Tabelle1.2" style:family="table-row">
      <style:table-row-properties style:min-row-height="3.394cm" style:keep-together="true" fo:keep-together="auto"/>
    </style:style>
    <style:style style:name="Tabelle1.A2" style:family="table-cell">
      <style:table-cell-properties style:vertical-align="top" fo:padding-left="0.191cm" fo:padding-right="0.191cm" fo:padding-top="0cm" fo:padding-bottom="0cm" fo:border-left="1pt solid #808080" fo:border-right="none" fo:border-top="none" fo:border-bottom="none" style:writing-mode="lr-tb"/>
    </style:style>
    <style:style style:name="Tabelle1.3" style:family="table-row">
      <style:table-row-properties style:min-row-height="1.157cm" style:keep-together="true" fo:keep-together="auto"/>
    </style:style>
    <style:style style:name="Tabelle2" style:family="table">
      <style:table-properties style:width="12.324cm" table:align="margins" style:writing-mode="lr-tb"/>
    </style:style>
    <style:style style:name="Tabelle2.A" style:family="table-column">
      <style:table-column-properties style:column-width="12.324cm" style:rel-column-width="65535*"/>
    </style:style>
    <style:style style:name="Tabelle2.1" style:family="table-row">
      <style:table-row-properties style:keep-together="true" fo:keep-together="auto"/>
    </style:style>
    <style:style style:name="Tabelle2.A1" style:family="table-cell">
      <style:table-cell-properties style:vertical-align="top" fo:padding-left="0.203cm" fo:padding-right="0.203cm" fo:padding-top="0.381cm" fo:padding-bottom="0.381cm" fo:border="none" style:writing-mode="lr-tb"/>
    </style:style>
    <style:style style:name="Tabelle3" style:family="table">
      <style:table-properties style:width="15.341cm" table:align="center" style:writing-mode="lr-tb"/>
    </style:style>
    <style:style style:name="Tabelle3.A" style:family="table-column">
      <style:table-column-properties style:column-width="2.224cm"/>
    </style:style>
    <style:style style:name="Tabelle3.B" style:family="table-column">
      <style:table-column-properties style:column-width="2.716cm"/>
    </style:style>
    <style:style style:name="Tabelle3.C" style:family="table-column">
      <style:table-column-properties style:column-width="3.464cm"/>
    </style:style>
    <style:style style:name="Tabelle3.D" style:family="table-column">
      <style:table-column-properties style:column-width="3.501cm"/>
    </style:style>
    <style:style style:name="Tabelle3.E" style:family="table-column">
      <style:table-column-properties style:column-width="3.434cm"/>
    </style:style>
    <style:style style:name="Tabelle3.1" style:family="table-row">
      <style:table-row-properties style:min-row-height="1.602cm" style:keep-together="true" fo:keep-together="auto"/>
    </style:style>
    <style:style style:name="Tabelle3.A1" style:family="table-cell">
      <style:table-cell-properties style:vertical-align="top" fo:background-color="#4bacc6" fo:padding-left="0.191cm" fo:padding-right="0.191cm" fo:padding-top="0cm" fo:padding-bottom="0cm" fo:border-left="1pt solid #ffffff" fo:border-right="none" fo:border-top="1pt solid #ffffff" fo:border-bottom="2.5pt solid #ffffff" style:writing-mode="lr-tb">
        <style:background-image/>
      </style:table-cell-properties>
    </style:style>
    <style:style style:name="Tabelle3.E1" style:family="table-cell">
      <style:table-cell-properties style:vertical-align="top" fo:background-color="#4bacc6" fo:padding-left="0.191cm" fo:padding-right="0.191cm" fo:padding-top="0cm" fo:padding-bottom="0cm" fo:border-left="1pt solid #ffffff" fo:border-right="1pt solid #ffffff" fo:border-top="1pt solid #ffffff" fo:border-bottom="2.5pt solid #ffffff" style:writing-mode="lr-tb">
        <style:background-image/>
      </style:table-cell-properties>
    </style:style>
    <style:style style:name="Tabelle3.2" style:family="table-row">
      <style:table-row-properties style:min-row-height="0.543cm" style:keep-together="true" fo:keep-together="auto"/>
    </style:style>
    <style:style style:name="Tabelle3.A2" style:family="table-cell">
      <style:table-cell-properties style:vertical-align="top" fo:background-color="#4bacc6" fo:padding-left="0.191cm" fo:padding-right="0.191cm" fo:padding-top="0cm" fo:padding-bottom="0cm" fo:border-left="1pt solid #ffffff" fo:border-right="none" fo:border-top="1pt solid #ffffff" fo:border-bottom="none" style:writing-mode="lr-tb">
        <style:background-image/>
      </style:table-cell-properties>
    </style:style>
    <style:style style:name="Tabelle3.B2" style:family="table-cell">
      <style:table-cell-properties style:vertical-align="top" fo:background-color="#b6dde8" fo:padding-left="0.191cm" fo:padding-right="0.191cm" fo:padding-top="0cm" fo:padding-bottom="0cm" fo:border-left="2.5pt solid #ffffff" fo:border-right="none" fo:border-top="2.5pt solid #ffffff" fo:border-bottom="1pt solid #ffffff" style:writing-mode="lr-tb">
        <style:background-image/>
      </style:table-cell-properties>
    </style:style>
    <style:style style:name="Tabelle3.C2" style:family="table-cell">
      <style:table-cell-properties style:vertical-align="top" fo:background-color="#b6dde8" fo:padding-left="0.191cm" fo:padding-right="0.191cm" fo:padding-top="0cm" fo:padding-bottom="0cm" fo:border-left="1pt solid #ffffff" fo:border-right="none" fo:border-top="2.5pt solid #ffffff" fo:border-bottom="1pt solid #ffffff" style:writing-mode="lr-tb">
        <style:background-image/>
      </style:table-cell-properties>
    </style:style>
    <style:style style:name="Tabelle3.E2" style:family="table-cell">
      <style:table-cell-properties style:vertical-align="top" fo:background-color="#b6dde8" fo:padding-left="0.191cm" fo:padding-right="0.191cm" fo:padding-top="0cm" fo:padding-bottom="0cm" fo:border-left="1pt solid #ffffff" fo:border-right="1pt solid #ffffff" fo:border-top="2.5pt solid #ffffff" fo:border-bottom="1pt solid #ffffff" style:writing-mode="lr-tb">
        <style:background-image/>
      </style:table-cell-properties>
    </style:style>
    <style:style style:name="Tabelle3.3" style:family="table-row">
      <style:table-row-properties style:min-row-height="0.515cm" style:keep-together="true" fo:keep-together="auto"/>
    </style:style>
    <style:style style:name="Tabelle3.A3" style:family="table-cell">
      <style:table-cell-properties style:vertical-align="top" fo:background-color="#4bacc6" fo:padding-left="0.191cm" fo:padding-right="0.191cm" fo:padding-top="0cm" fo:padding-bottom="0cm" fo:border-left="1pt solid #ffffff" fo:border-right="none" fo:border-top="0.5pt solid #ffffff" fo:border-bottom="none" style:writing-mode="lr-tb">
        <style:background-image/>
      </style:table-cell-properties>
    </style:style>
    <style:style style:name="Tabelle3.B3" style:family="table-cell">
      <style:table-cell-properties style:vertical-align="top" fo:background-color="#daeef3" fo:padding-left="0.191cm" fo:padding-right="0.191cm" fo:padding-top="0cm" fo:padding-bottom="0cm" fo:border-left="2.5pt solid #ffffff" fo:border-right="none" fo:border-top="1pt solid #ffffff" fo:border-bottom="1pt solid #ffffff" style:writing-mode="lr-tb">
        <style:background-image/>
      </style:table-cell-properties>
    </style:style>
    <style:style style:name="Tabelle3.C3" style:family="table-cell">
      <style:table-cell-properties style:vertical-align="top" fo:background-color="#daeef3" fo:padding-left="0.191cm" fo:padding-right="0.191cm" fo:padding-top="0cm" fo:padding-bottom="0cm" fo:border-left="0.5pt solid #ffffff" fo:border-right="none" fo:border-top="1pt solid #ffffff" fo:border-bottom="1pt solid #ffffff" style:writing-mode="lr-tb">
        <style:background-image/>
      </style:table-cell-properties>
    </style:style>
    <style:style style:name="Tabelle3.E3" style:family="table-cell">
      <style:table-cell-properties style:vertical-align="top" fo:background-color="#daeef3" fo:padding-left="0.191cm" fo:padding-right="0.191cm" fo:padding-top="0cm" fo:padding-bottom="0cm" fo:border-left="0.5pt solid #ffffff" fo:border-right="1pt solid #ffffff" fo:border-top="1pt solid #ffffff" fo:border-bottom="1pt solid #ffffff" style:writing-mode="lr-tb">
        <style:background-image/>
      </style:table-cell-properties>
    </style:style>
    <style:style style:name="Tabelle3.B4" style:family="table-cell">
      <style:table-cell-properties style:vertical-align="top" fo:background-color="#b6dde8" fo:padding-left="0.191cm" fo:padding-right="0.191cm" fo:padding-top="0cm" fo:padding-bottom="0cm" fo:border-left="2.5pt solid #ffffff" fo:border-right="none" fo:border-top="1pt solid #ffffff" fo:border-bottom="1pt solid #ffffff" style:writing-mode="lr-tb">
        <style:background-image/>
      </style:table-cell-properties>
    </style:style>
    <style:style style:name="Tabelle3.C4" style:family="table-cell">
      <style:table-cell-properties style:vertical-align="top" fo:background-color="#b6dde8" fo:padding-left="0.191cm" fo:padding-right="0.191cm" fo:padding-top="0cm" fo:padding-bottom="0cm" fo:border-left="1pt solid #ffffff" fo:border-right="none" fo:border-top="1pt solid #ffffff" fo:border-bottom="1pt solid #ffffff" style:writing-mode="lr-tb">
        <style:background-image/>
      </style:table-cell-properties>
    </style:style>
    <style:style style:name="Tabelle3.E4" style:family="table-cell">
      <style:table-cell-properties style:vertical-align="top" fo:background-color="#b6dde8" fo:padding-left="0.191cm" fo:padding-right="0.191cm" fo:padding-top="0cm" fo:padding-bottom="0cm" fo:border="1pt solid #ffffff" style:writing-mode="lr-tb">
        <style:background-image/>
      </style:table-cell-properties>
    </style:style>
    <style:style style:name="Tabelle3.A5" style:family="table-cell">
      <style:table-cell-properties style:vertical-align="top" fo:background-color="#4bacc6" fo:padding-left="0.191cm" fo:padding-right="0.191cm" fo:padding-top="0cm" fo:padding-bottom="0cm" fo:border-left="1pt solid #ffffff" fo:border-right="none" fo:border-top="0.5pt solid #ffffff" fo:border-bottom="1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style:language-asian="en" style:country-asian="US"/>
    </style:style>
    <style:style style:name="P3" style:family="paragraph" style:parent-style-name="Standard">
      <style:paragraph-properties fo:line-height="100%">
        <style:tab-stops>
          <style:tab-stop style:position="0.776cm"/>
        </style:tab-stops>
      </style:paragraph-properties>
      <style:text-properties fo:color="#363636" style:font-name="Cambria" fo:font-size="16pt" fo:font-weight="bold" style:font-size-asian="16pt" style:font-weight-asian="bold" style:font-size-complex="16pt"/>
    </style:style>
    <style:style style:name="P4" style:family="paragraph" style:parent-style-name="Standard">
      <style:text-properties fo:color="#ff0000"/>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fo:text-align="justify" style:justify-single-word="false"/>
    </style:style>
    <style:style style:name="P7" style:family="paragraph" style:parent-style-name="Standard">
      <style:paragraph-properties fo:margin-top="0cm" fo:margin-bottom="0cm" fo:line-height="100%"/>
      <style:text-properties fo:font-size="12pt" style:font-size-asian="12pt" style:font-name-complex="Calibri" style:font-size-complex="12pt"/>
    </style:style>
    <style:style style:name="P8" style:family="paragraph" style:parent-style-name="Standard">
      <style:paragraph-properties fo:margin-top="0cm" fo:margin-bottom="0cm" fo:line-height="100%" fo:text-align="justify" style:justify-single-word="false"/>
      <style:text-properties style:font-name="Cambria" fo:font-size="12pt" style:font-size-asian="12pt" style:font-size-complex="12pt"/>
    </style:style>
    <style:style style:name="P9" style:family="paragraph" style:parent-style-name="Standard">
      <style:paragraph-properties fo:margin-top="0cm" fo:margin-bottom="0cm" fo:line-height="100%" fo:text-align="justify" style:justify-single-word="false"/>
      <style:text-properties fo:color="#363636" style:font-name="Cambria" fo:font-size="12pt" style:font-size-asian="12pt" style:font-size-complex="12pt"/>
    </style:style>
    <style:style style:name="P10" style:family="paragraph" style:parent-style-name="Standard">
      <style:paragraph-properties fo:margin-top="0cm" fo:margin-bottom="0cm" fo:line-height="100%"/>
      <style:text-properties fo:color="#363636" style:font-name="Cambria" fo:font-size="12pt" style:font-size-asian="12pt" style:font-name-complex="Calibri" style:font-size-complex="12pt"/>
    </style:style>
    <style:style style:name="P11" style:family="paragraph" style:parent-style-name="Standard">
      <style:paragraph-properties fo:margin-top="0cm" fo:margin-bottom="0cm" fo:line-height="100%" fo:text-align="justify" style:justify-single-word="false"/>
      <style:text-properties fo:color="#363636" style:font-name="Cambria" fo:font-size="12pt" style:font-size-asian="12pt" style:font-name-complex="Calibri" style:font-size-complex="12pt"/>
    </style:style>
    <style:style style:name="P12" style:family="paragraph" style:parent-style-name="Standard">
      <style:paragraph-properties fo:margin-top="0cm" fo:margin-bottom="0cm" fo:line-height="100%" fo:text-align="center" style:justify-single-word="false"/>
      <style:text-properties fo:color="#363636" style:font-name="Cambria" fo:font-size="12pt" fo:language="zxx" fo:country="none" style:font-size-asian="12pt" style:language-asian="zxx" style:country-asian="none" style:font-size-complex="12pt"/>
    </style:style>
    <style:style style:name="P13" style:family="paragraph" style:parent-style-name="Standard">
      <style:paragraph-properties fo:margin-top="0cm" fo:margin-bottom="0cm" fo:line-height="100%"/>
      <style:text-properties fo:color="#363636" style:font-name="Cambria" fo:font-size="12pt" fo:font-style="italic" style:font-size-asian="12pt" style:font-style-asian="italic" style:font-name-complex="Calibri" style:font-size-complex="12pt"/>
    </style:style>
    <style:style style:name="P14" style:family="paragraph" style:parent-style-name="Standard">
      <style:paragraph-properties fo:margin-top="0cm" fo:margin-bottom="0cm" fo:line-height="100%" fo:text-align="justify" style:justify-single-word="false"/>
      <style:text-properties fo:color="#363636" style:font-name="Cambria" fo:font-size="12pt" fo:font-style="italic" style:font-size-asian="12pt" style:font-style-asian="italic" style:font-name-complex="Calibri" style:font-size-complex="12pt"/>
    </style:style>
    <style:style style:name="P15" style:family="paragraph" style:parent-style-name="Standard">
      <style:paragraph-properties fo:margin-top="0cm" fo:margin-bottom="0cm" fo:line-height="100%" fo:text-align="justify" style:justify-single-word="false"/>
      <style:text-properties fo:color="#363636" style:font-name="Cambria" fo:font-size="12pt" fo:font-weight="bold" style:font-size-asian="12pt" style:font-weight-asian="bold" style:font-size-complex="12pt"/>
    </style:style>
    <style:style style:name="P16" style:family="paragraph" style:parent-style-name="Standard">
      <style:paragraph-properties fo:margin-top="0cm" fo:margin-bottom="0cm" fo:line-height="100%" fo:text-align="end" style:justify-single-word="false" style:snap-to-layout-grid="false"/>
      <style:text-properties fo:color="#363636" style:font-name="Consolas" fo:font-size="12pt" style:font-size-asian="12pt" style:font-name-complex="Consolas" style:font-size-complex="12pt"/>
    </style:style>
    <style:style style:name="P17" style:family="paragraph" style:parent-style-name="Standard">
      <style:paragraph-properties fo:margin-top="0cm" fo:margin-bottom="0cm" fo:line-height="100%"/>
      <style:text-properties fo:color="#363636" fo:font-size="12pt" style:font-size-asian="12pt" style:font-name-complex="Calibri" style:font-size-complex="12pt"/>
    </style:style>
    <style:style style:name="P18" style:family="paragraph" style:parent-style-name="Standard">
      <style:paragraph-properties fo:margin-top="0cm" fo:margin-bottom="0cm" fo:line-height="100%" style:snap-to-layout-grid="false"/>
      <style:text-properties fo:color="#ffffff" fo:font-size="12pt" fo:font-weight="bold" style:font-size-asian="12pt" style:font-weight-asian="bold" style:font-name-complex="Calibri" style:font-size-complex="12pt" style:font-weight-complex="bold"/>
    </style:style>
    <style:style style:name="P19" style:family="paragraph" style:parent-style-name="Standard">
      <style:paragraph-properties fo:margin-top="0cm" fo:margin-bottom="0cm" fo:line-height="100%" fo:text-align="justify" style:justify-single-word="false"/>
      <style:text-properties fo:color="#ff0000" style:font-name="Cambria" fo:font-size="12pt" style:font-size-asian="12pt" style:font-size-complex="12pt"/>
    </style:style>
    <style:style style:name="P20" style:family="paragraph" style:parent-style-name="Standard">
      <style:paragraph-properties fo:margin-top="0cm" fo:margin-bottom="0cm" fo:line-height="100%" fo:text-align="justify" style:justify-single-word="false"/>
      <style:text-properties fo:color="#000000" style:font-name="Cambria" fo:font-size="12pt" style:font-size-asian="12pt" style:font-size-complex="12pt"/>
    </style:style>
    <style:style style:name="P21" style:family="paragraph" style:parent-style-name="Standard">
      <style:paragraph-properties fo:margin-top="0cm" fo:margin-bottom="0cm" fo:line-height="100%" fo:break-before="page"/>
      <style:text-properties fo:language="en" fo:country="US"/>
    </style:style>
    <style:style style:name="P22" style:family="paragraph" style:parent-style-name="Standard">
      <style:paragraph-properties fo:break-before="page"/>
      <style:text-properties style:font-name="Cambria" fo:font-size="12pt" style:font-size-asian="12pt" style:font-size-complex="12pt"/>
    </style:style>
    <style:style style:name="P23" style:family="paragraph" style:parent-style-name="Kein_20_Leerraum">
      <style:paragraph-properties style:snap-to-layout-grid="false"/>
      <style:text-properties fo:color="#363636" style:font-name="Cambria" fo:font-size="20pt" style:font-size-asian="20pt" style:font-size-complex="20pt"/>
    </style:style>
    <style:style style:name="P24" style:family="paragraph" style:parent-style-name="Kein_20_Leerraum">
      <style:paragraph-properties style:snap-to-layout-grid="false"/>
      <style:text-properties fo:color="#363636" style:font-name="Cambria" fo:font-size="26pt" style:font-size-asian="26pt" style:font-size-complex="26pt"/>
    </style:style>
    <style:style style:name="P25" style:family="paragraph" style:parent-style-name="Kein_20_Leerraum">
      <style:text-properties fo:color="#4f81bd"/>
    </style:style>
    <style:style style:name="P26" style:family="paragraph" style:parent-style-name="Kein_20_Leerraum">
      <style:paragraph-properties style:snap-to-layout-grid="false"/>
      <style:text-properties fo:color="#4f81bd" style:font-name="Cambria" fo:font-size="40pt" style:font-size-asian="40pt" style:font-size-complex="40pt"/>
    </style:style>
    <style:style style:name="P27" style:family="paragraph" style:parent-style-name="Kein_20_Leerraum">
      <style:text-properties fo:color="#4f81bd" style:font-name="Cambria" fo:font-size="14pt" style:font-size-asian="14pt" style:font-size-complex="14pt"/>
    </style:style>
    <style:style style:name="P28" style:family="paragraph" style:parent-style-name="Kein_20_Leerraum">
      <style:paragraph-properties style:snap-to-layout-grid="false"/>
      <style:text-properties fo:color="#4f81bd" style:font-name="Cambria" fo:font-size="14pt" style:font-size-asian="14pt" style:font-size-complex="14pt"/>
    </style:style>
    <style:style style:name="P29" style:family="paragraph" style:parent-style-name="Kein_20_Leerraum">
      <style:paragraph-properties style:snap-to-layout-grid="false"/>
      <style:text-properties fo:color="#4f81bd"/>
    </style:style>
    <style:style style:name="P30" style:family="paragraph" style:parent-style-name="Contents_20_1">
      <style:paragraph-properties>
        <style:tab-stops>
          <style:tab-stop style:position="15cm" style:type="right" style:leader-style="dotted" style:leader-text="."/>
        </style:tab-stops>
      </style:paragraph-properties>
    </style:style>
    <style:style style:name="P31" style:family="paragraph" style:parent-style-name="Standard" style:master-page-name="First_20_Page">
      <style:paragraph-properties fo:margin-top="0cm" fo:margin-bottom="0cm" fo:line-height="100%" style:page-number="1"/>
    </style:style>
    <style:style style:name="P32" style:family="paragraph" style:parent-style-name="Standard" style:list-style-name="L1">
      <style:paragraph-properties fo:margin-top="0cm" fo:margin-bottom="0cm" fo:line-height="100%" fo:text-align="justify" style:justify-single-word="false"/>
      <style:text-properties fo:color="#000000" style:font-name="Cambria" fo:font-size="12pt" style:font-size-asian="12pt" style:font-size-complex="12pt"/>
    </style:style>
    <style:style style:name="P33" style:family="paragraph" style:parent-style-name="Standard">
      <style:paragraph-properties fo:margin-top="0cm" fo:margin-bottom="0cm" fo:line-height="100%" fo:text-align="start" style:justify-single-word="false"/>
      <style:text-properties fo:color="#363636" style:font-name="Cambria" fo:font-size="12pt" style:font-size-asian="12pt" style:font-size-complex="12pt"/>
    </style:style>
    <style:style style:name="P34" style:family="paragraph" style:parent-style-name="Standard" style:list-style-name="L2">
      <style:paragraph-properties fo:margin-top="0cm" fo:margin-bottom="0cm" fo:line-height="100%" fo:text-align="start" style:justify-single-word="false"/>
    </style:style>
    <style:style style:name="P35" style:family="paragraph" style:parent-style-name="Standard" style:list-style-name="L1">
      <style:paragraph-properties fo:margin-left="0cm" fo:margin-right="0cm" fo:margin-top="0cm" fo:margin-bottom="0cm" fo:line-height="100%" fo:text-align="justify" style:justify-single-word="false" fo:text-indent="0cm" style:auto-text-indent="false">
        <style:tab-stops/>
      </style:paragraph-properties>
      <style:text-properties fo:color="#363636" style:font-name="Cambria" fo:font-size="12pt" style:font-size-asian="12pt" style:font-size-complex="12pt"/>
    </style:style>
    <style:style style:name="P36" style:family="paragraph" style:parent-style-name="Heading_20_1">
      <style:paragraph-properties fo:margin-top="0cm" fo:margin-bottom="0cm" fo:line-height="100%"/>
      <style:text-properties fo:font-size="18pt" style:font-size-asian="18pt" style:font-size-complex="18pt"/>
    </style:style>
    <style:style style:name="P37" style:family="paragraph" style:parent-style-name="Heading_20_1">
      <style:paragraph-properties fo:margin-left="0.635cm" fo:margin-right="0cm" fo:margin-top="0cm" fo:margin-bottom="0cm" fo:line-height="100%" fo:text-indent="0cm" style:auto-text-indent="false"/>
    </style:style>
    <style:style style:name="P38" style:family="paragraph" style:parent-style-name="Heading_20_1">
      <style:paragraph-properties fo:margin-left="0.614cm" fo:margin-right="0cm" fo:margin-top="0cm" fo:margin-bottom="0cm" fo:line-height="100%" fo:text-indent="0cm" style:auto-text-indent="false"/>
    </style:style>
    <style:style style:name="P39" style:family="paragraph" style:parent-style-name="Inhaltsverzeichnisüberschrift">
      <style:paragraph-properties fo:line-height="100%"/>
    </style:style>
    <style:style style:name="P40" style:family="paragraph">
      <style:paragraph-properties fo:text-align="center" style:writing-mode="lr-tb"/>
    </style:style>
    <style:style style:name="P41" style:family="paragraph">
      <style:paragraph-properties style:writing-mode="lr-tb"/>
    </style:style>
    <style:style style:name="P42" style:family="paragraph">
      <style:paragraph-properties fo:text-align="center"/>
    </style:style>
    <style:style style:name="P43" style:family="paragraph">
      <style:paragraph-properties fo:margin-top="0cm" fo:margin-bottom="0cm" fo:line-height="115%" fo:text-align="center" style:writing-mode="lr-tb"/>
    </style:style>
    <style:style style:name="P44" style:family="paragraph">
      <style:paragraph-properties fo:margin-top="0cm" fo:margin-bottom="0cm" fo:line-height="115%" style:writing-mode="lr-tb"/>
    </style:style>
    <style:style style:name="T1" style:family="text">
      <style:text-properties fo:color="#363636"/>
    </style:style>
    <style:style style:name="T2" style:family="text">
      <style:text-properties fo:color="#363636" style:font-name="Cambria" fo:font-size="12pt" style:font-size-asian="12pt" style:font-size-complex="12pt"/>
    </style:style>
    <style:style style:name="T3" style:family="text">
      <style:text-properties fo:color="#363636" style:font-name="Cambria" fo:font-size="12pt" style:font-size-asian="12pt" style:font-name-complex="Calibri" style:font-size-complex="12pt"/>
    </style:style>
    <style:style style:name="T4" style:family="text">
      <style:text-properties fo:color="#363636" style:font-name="Cambria" fo:font-size="12pt" fo:font-weight="bold" style:font-size-asian="12pt" style:font-weight-asian="bold" style:font-size-complex="12pt" style:font-weight-complex="bold"/>
    </style:style>
    <style:style style:name="T5" style:family="text">
      <style:text-properties fo:color="#363636" style:font-name="Cambria" fo:font-size="12pt" fo:font-style="italic" style:font-size-asian="12pt" style:font-style-asian="italic" style:font-size-complex="12pt"/>
    </style:style>
    <style:style style:name="T6" style:family="text">
      <style:text-properties fo:color="#363636" style:font-name="Cambria" fo:font-size="12pt" fo:font-style="italic" style:font-size-asian="12pt" style:font-style-asian="italic" style:font-size-complex="12pt" style:font-style-complex="italic"/>
    </style:style>
    <style:style style:name="T7" style:family="text">
      <style:text-properties fo:color="#363636" style:font-name="Cambria" fo:font-size="12pt" fo:font-style="italic" style:font-size-asian="12pt" style:font-style-asian="italic" style:font-name-complex="Calibri" style:font-size-complex="12pt"/>
    </style:style>
    <style:style style:name="T8" style:family="text">
      <style:text-properties fo:color="#363636" style:font-name="Cambria"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color="#363636" fo:font-style="italic" style:font-style-asian="italic" style:font-style-complex="italic"/>
    </style:style>
    <style:style style:name="T10" style:family="text">
      <style:text-properties fo:color="#363636" style:font-name="DejaVu Sans" style:font-name-asian="DejaVu Sans" style:font-name-complex="DejaVu Sans"/>
    </style:style>
    <style:style style:name="T11" style:family="text">
      <style:text-properties fo:color="#363636" style:font-name="Calibri" fo:font-size="10pt" fo:language="de" fo:country="DE" style:font-name-asian="Times New Roman" style:font-size-asian="10pt" style:font-name-complex="Calibri" style:font-size-complex="10pt" style:language-complex="ar" style:country-complex="SA"/>
    </style:style>
    <style:style style:name="fr1" style:family="graphic" style:parent-style-name="Frame">
      <style:graphic-properties fo:margin-left="0.33cm" fo:margin-right="0.33cm" style:wrap="dynamic" style:number-wrapped-paragraphs="no-limit"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width="14.211cm" draw:visible-area-height="8.59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solid" svg:stroke-width="0.026cm" svg:stroke-color="#000000" draw:stroke-linejoin="miter" draw:fill="solid" draw:fill-color="#282828"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textarea-horizontal-align="center" draw:textarea-vertical-align="middle" style:run-through="foreground"/>
    </style:style>
    <style:style style:name="gr7"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8"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000000" draw:stroke-linejoin="miter" draw:fill="solid" draw:fill-color="#c9c9c9"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Rahmen1" text:anchor-type="paragraph" svg:y="8.082cm" svg:width="11.458cm" draw:z-index="0"><draw:text-box fo:min-height="0.37cm"><table:table table:name="Tabelle1" table:style-name="Tabelle1"><table:table-column table:style-name="Tabelle1.A"/><table:table-row table:style-name="Tabelle1.1"><table:table-cell table:style-name="Tabelle1.A1" office:value-type="string"><text:p text:style-name="P23">Modul: Künstliche Intelligenz Universität Rostock</text:p></table:table-cell></table:table-row><table:table-row table:style-name="Tabelle1.2"><table:table-cell table:style-name="Tabelle1.A2" office:value-type="string"><text:p text:style-name="P26">Projektaufgabe: Wumpuswelt</text:p></table:table-cell></table:table-row><table:table-row table:style-name="Tabelle1.3"><table:table-cell table:style-name="Tabelle1.A1" office:value-type="string"><text:p text:style-name="P24">Lösung und Dokumentation</text:p></table:table-cell></table:table-row></table:table></draw:text-box></draw:frame></text:p>
      <text:p text:style-name="P5"/>
      <text:p text:style-name="P5"/>
      <text:p text:style-name="P25"/>
      <text:p text:style-name="P5"><draw:frame draw:style-name="fr1" draw:name="Rahmen2" text:anchor-type="paragraph" svg:y="21.592cm" svg:width="12.324cm" draw:z-index="1"><draw:text-box fo:min-height="0.37cm"><table:table table:name="Tabelle2" table:style-name="Tabelle2"><table:table-column table:style-name="Tabelle2.A"/><table:table-row table:style-name="Tabelle2.1"><table:table-cell table:style-name="Tabelle2.A1" office:value-type="string"><text:p text:style-name="P28">Sven Berger, 209204572</text:p><text:p text:style-name="P27">Martin Müller, 209203328</text:p><text:p text:style-name="P27">Nils Richter, 6200839</text:p><text:p text:style-name="P27">Stephan Saß, 209204373</text:p><text:p text:style-name="P27">John Trimpop, 209206264</text:p></table:table-cell></table:table-row><table:table-row table:style-name="Tabelle2.1"><table:table-cell table:style-name="Tabelle2.A1" office:value-type="string"><text:p text:style-name="P29"/></table:table-cell></table:table-row></table:table></draw:text-box></draw:frame> </text:p>
      <text:p text:style-name="P21"/>
      <text:h text:style-name="P39" text:outline-level="1"><text:bookmark text:name="__RefHeading__1_1703899108"/>Inhaltsverzeichnis<text:bookmark-end text:name="__RefHeading__1_1703899108"/></text:h>
      <text:p text:style-name="P2"/>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0"><text:a xlink:type="simple" xlink:href="#__RefHeading__1_1703899108">Inhaltsverzeichnis<text:tab/>2</text:a></text:p>
          <text:p text:style-name="P30"><text:a xlink:type="simple" xlink:href="#__RefHeading__3_1703899108">Allgemeines<text:tab/>3</text:a></text:p>
          <text:p text:style-name="P30"><text:a xlink:type="simple" xlink:href="#__RefHeading__5_1703899108">Suche<text:tab/>4</text:a></text:p>
          <text:p text:style-name="P30"><text:a xlink:type="simple" xlink:href="#__RefHeading__7_1703899108">2.1 Einrichten des Agenten<text:tab/>4</text:a></text:p>
          <text:p text:style-name="P30"><text:a xlink:type="simple" xlink:href="#__RefHeading__9_1703899108">2.2 Implementieren der Suchalgorithmen<text:tab/>4</text:a></text:p>
          <text:p text:style-name="P30"><text:a xlink:type="simple" xlink:href="#__RefHeading__11_1703899108">2.3 Heuristik für A*<text:tab/>4</text:a></text:p>
          <text:p text:style-name="P30"><text:a xlink:type="simple" xlink:href="#__RefHeading__13_1703899108">2.4 Testfälle der Suchalgorithmen<text:tab/>5</text:a></text:p>
          <text:p text:style-name="P30"><text:a xlink:type="simple" xlink:href="#__RefHeading__15_1703899108">2.5 Gegenbeispiel<text:tab/>6</text:a></text:p>
          <text:p text:style-name="P30"><text:a xlink:type="simple" xlink:href="#__RefHeading__17_1703899108">Genetische Algorithmen<text:tab/>7</text:a></text:p>
          <text:p text:style-name="P30"><text:a xlink:type="simple" xlink:href="#__RefHeading__19_1703899108">3.1 Reaktiver Agent<text:tab/>7</text:a></text:p>
          <text:p text:style-name="P30"><text:a xlink:type="simple" xlink:href="#__RefHeading__21_1703899108">3.2 Regeln <text:tab/>7</text:a></text:p>
          <text:p text:style-name="P30"><text:a xlink:type="simple" xlink:href="#__RefHeading__23_1703899108">3.3 Genetischer Algorithmus<text:tab/>7</text:a></text:p>
          <text:p text:style-name="P30"><text:a xlink:type="simple" xlink:href="#__RefHeading__25_1703899108">3.4 Einfluss von Rekombination, Mutation und Größe der Ausgangspopulation<text:tab/>7</text:a></text:p>
          <text:p text:style-name="P30"><text:a xlink:type="simple" xlink:href="#__RefHeading__27_1703899108">3.5 Einbindung stochastischer Wahrscheinlichkeiten<text:tab/>7</text:a></text:p>
          <text:p text:style-name="P30"><text:a xlink:type="simple" xlink:href="#__RefHeading__29_1703899108">Fragen<text:tab/>8</text:a></text:p>
        </text:index-body>
      </text:table-of-content>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36" text:outline-level="1"><text:bookmark text:name="__RefHeading__3_1703899108"/><text:soft-page-break/>Allgemeines<text:bookmark-end text:name="__RefHeading__3_1703899108"/></text:h>
      <text:p text:style-name="P5"/>
      <text:p text:style-name="P9">Im Rahmen des Moduls Künstliche Intelligenz der Universität Rostock für den Bachelor Studiengang Informatik ist ein Gruppenprojekt in Form von einer Programmier- und Analyseaufgabe zu erstellen.</text:p>
      <text:p text:style-name="P9">Die Hauptaufgabe besteht darin in der sogenannten, vorgefertigten „Wumpuswelt“ einen intelligenten Agenten zu implementieren, welcher in der Lage ist, die in der Aufgabenstellung erwähnten Ziele selbständig zu lösen.</text:p>
      <text:p text:style-name="P9">Die Wumpuswelt ist ein zweidimensionales, Schachbrett ähnliches Feld, das durch Wände begrenzt ist, Gruben- und Goldfelder enthält und in dem sich der Agent und der Wumpus, ein übel riechendes, gefährliches Monster, frei bewegen können.</text:p>
      <text:p text:style-name="P9">Der Agent und der Wumpus verbrauchen jeweils einen Zug, um sich drehen, fortbewegen oder sonstige Aktionen durchführen zu können; Wände sind dabei nicht passierbar, ebenfalls kann nicht diagonal gegangen werden. Der Wumpus hat um sich herum eine acht Felder große Geruchsausdehnung, welche der Agent in der Lage ist zu erkennen, sobald er sich in einem direkt daneben befindlichen Feld aufhält.</text:p>
      <text:p text:style-name="P9"/>
      <text:p text:style-name="P9">Das Projekt ist in drei verschiedene Grundaufgaben unterteilt, welche verschiedene Modifikationen der Wumpuswelt voraussetzen. </text:p>
      <text:p text:style-name="P9">Die erste Aufgabe beschränkt sich auf Suchverfahren und ihre Effizienz. Der Wumpus befindet sich noch nicht in der Höhle. Aufgabe zwei beschäftigt sich mit genetischen Algorithmen. Der Agent „kämpft“ nun gegen den Wumpus und sollte dies möglichst effizient vollführen. Die letzte Aufgabe bezieht sich auf etwaige Verbesserungsvorschläge. Insgesamt können 100 Punkte erzielt werde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6" text:outline-level="1"><text:bookmark text:name="__RefHeading__5_1703899108"/><text:soft-page-break/>Suche<text:bookmark-end text:name="__RefHeading__5_1703899108"/></text:h>
      <text:h text:style-name="P37" text:outline-level="1"/>
      <text:h text:style-name="P37" text:outline-level="1"><text:bookmark text:name="__RefHeading__7_1703899108"/>2.1 Einrichten des Agenten<text:bookmark-end text:name="__RefHeading__7_1703899108"/></text:h>
      <text:p text:style-name="P8"/>
      <text:p text:style-name="P9">Sehen Sie sich für diese Aufgabe bitte die entsprechenden Java-Quelltexte und Java–Klassen.</text:p>
      <text:p text:style-name="P8"/>
      <text:h text:style-name="P37" text:outline-level="1"><text:bookmark text:name="__RefHeading__9_1703899108"/>2.2 Implementieren der Suchalgorithmen<text:bookmark-end text:name="__RefHeading__9_1703899108"/></text:h>
      <text:p text:style-name="P8"/>
      <text:p text:style-name="P9">Neben den drei geforderten Algorithmen, haben wir noch eine Erweiterung der normalen A*-Suche implementiert (A*-Spezial). A*-Spezial versucht neben der Minimierung der besuchten Felder auch die Anzahl der benötigten Aktionen zu minimieren. Sehen Sie sich für diese Aufgabe bitte die entsprechenden Java-Quelltexte und Java–Klassen:</text:p>
      <text:p text:style-name="P9">GoldsammelAgent.java, TestGoldsammelAgent.java, WegMitLaenge.java,</text:p>
      <text:p text:style-name="P9">Wegpunkt.java, WegpunktQualitaet.java</text:p>
      <text:p text:style-name="P8"/>
      <text:h text:style-name="P37" text:outline-level="1"><text:bookmark text:name="__RefHeading__11_1703899108"/>2.3 Heuristik für A*<text:bookmark-end text:name="__RefHeading__11_1703899108"/></text:h>
      <text:p text:style-name="P8"/>
      <text:p text:style-name="P9">Als Heuristik für A* wird der Luftlinienabstand zwischen dem Agenten und den Goldfeldern verwendet. </text:p>
      <text:p text:style-name="P9"/>
      <text:p text:style-name="P15">Beweis für die Gültigkeit der Heuristik:</text:p>
      <text:p text:style-name="P6"><text:span text:style-name="T2">Sei nun </text:span><text:span text:style-name="T6">n</text:span><text:span text:style-name="T2"> die Länge eines solchen Luftlinienabstandes. Diese wird mittels Anwendung des Satzes des Pythagoras wie folgt berechnet:</text:span></text:p>
      <text:p text:style-name="P9"><draw:frame draw:style-name="fr2" draw:name="Objekt1" text:anchor-type="as-char" svg:width="7.98cm" svg:height="0.601cm" draw:z-index="5"><draw:object xlink:href="./Object 2" xlink:type="simple" xlink:show="embed" xlink:actuate="onLoad"/><draw:image xlink:href="./ObjectReplacements/Object 2" xlink:type="simple" xlink:show="embed" xlink:actuate="onLoad"/></draw:frame></text:p>
      <text:p text:style-name="P6"><text:span text:style-name="T2">Der Agent muss nun im besten Falle, wenn die Luftlinie genau senkrecht oder waagerecht verläuft und der Agent ihr folgen kann, genau </text:span><text:span text:style-name="T8">n</text:span><text:span text:style-name="T4"> </text:span><text:span text:style-name="T2">Schritte tätigen. Weil er nicht diagonal gehen kann und/oder sich Gruben innerhalb dieser Luftlinie befinden könnten, ist der tatsächliche Weg in jedem anderen Fall länger als die Luftlinie.</text:span></text:p>
      <text:p text:style-name="P6"><text:span text:style-name="T5">Illustration</text:span><draw:g text:anchor-type="char" draw:z-index="4" draw:style-name="gr8"><draw:rect draw:style-name="gr2" draw:text-style-name="P40" svg:width="15.001cm" svg:height="6.33cm" svg:x="0.026cm" svg:y="0.923cm"><text:p/></draw:rect><draw:custom-shape draw:style-name="gr4" draw:text-style-name="P41" svg:width="0.795cm" svg:height="0.795cm" svg:x="1.545cm" svg:y="1.138cm"><text:p/><draw:enhanced-geometry svg:viewBox="0 0 21600 21600" draw:type="rectangle" draw:enhanced-path="M 0 0 L 21600 0 21600 21600 0 21600 0 0 Z N"/></draw:custom-shape><draw:custom-shape draw:style-name="gr3" draw:text-style-name="P41" svg:width="0.795cm" svg:height="0.795cm" svg:x="1.545cm" svg:y="1.932cm"><text:p/><draw:enhanced-geometry svg:viewBox="0 0 21600 21600" draw:type="rectangle" draw:enhanced-path="M 0 0 L 21600 0 21600 21600 0 21600 0 0 Z N"/></draw:custom-shape><draw:custom-shape draw:style-name="gr3" draw:text-style-name="P41" svg:width="0.795cm" svg:height="0.795cm" svg:x="1.545cm" svg:y="2.726cm"><text:p/><draw:enhanced-geometry svg:viewBox="0 0 21600 21600" draw:type="rectangle" draw:enhanced-path="M 0 0 L 21600 0 21600 21600 0 21600 0 0 Z N"/></draw:custom-shape><draw:custom-shape draw:style-name="gr3" draw:text-style-name="P41" svg:width="0.795cm" svg:height="0.795cm" svg:x="1.545cm" svg:y="3.519cm"><text:p/><draw:enhanced-geometry svg:viewBox="0 0 21600 21600" draw:type="rectangle" draw:enhanced-path="M 0 0 L 21600 0 21600 21600 0 21600 0 0 Z N"/></draw:custom-shape><draw:custom-shape draw:style-name="gr3" draw:text-style-name="P41" svg:width="0.795cm" svg:height="0.795cm" svg:x="1.545cm" svg:y="4.313cm"><text:p/><draw:enhanced-geometry svg:viewBox="0 0 21600 21600" draw:type="rectangle" draw:enhanced-path="M 0 0 L 21600 0 21600 21600 0 21600 0 0 Z N"/></draw:custom-shape><draw:custom-shape draw:style-name="gr3" draw:text-style-name="P41" svg:width="0.795cm" svg:height="0.795cm" svg:x="1.545cm" svg:y="5.107cm"><text:p/><draw:enhanced-geometry svg:viewBox="0 0 21600 21600" draw:type="rectangle" draw:enhanced-path="M 0 0 L 21600 0 21600 21600 0 21600 0 0 Z N"/></draw:custom-shape><draw:custom-shape draw:style-name="gr5" draw:text-style-name="P41" svg:width="0.523cm" svg:height="0.523cm" svg:x="1.679cm" svg:y="5.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1" svg:width="0.795cm" svg:height="0.795cm" svg:x="8.877cm" svg:y="1.138cm"><text:p/><draw:enhanced-geometry svg:viewBox="0 0 21600 21600" draw:type="rectangle" draw:enhanced-path="M 0 0 L 21600 0 21600 21600 0 21600 0 0 Z N"/></draw:custom-shape><draw:custom-shape draw:style-name="gr3" draw:text-style-name="P41" svg:width="0.795cm" svg:height="0.795cm" svg:x="8.877cm" svg:y="1.932cm"><text:p/><draw:enhanced-geometry svg:viewBox="0 0 21600 21600" draw:type="rectangle" draw:enhanced-path="M 0 0 L 21600 0 21600 21600 0 21600 0 0 Z N"/></draw:custom-shape><draw:custom-shape draw:style-name="gr3" draw:text-style-name="P41" svg:width="0.795cm" svg:height="0.795cm" svg:x="8.877cm" svg:y="2.726cm"><text:p/><draw:enhanced-geometry svg:viewBox="0 0 21600 21600" draw:type="rectangle" draw:enhanced-path="M 0 0 L 21600 0 21600 21600 0 21600 0 0 Z N"/></draw:custom-shape><draw:custom-shape draw:style-name="gr9" draw:text-style-name="P41" svg:width="0.795cm" svg:height="0.795cm" svg:x="8.877cm" svg:y="3.519cm"><text:p/><draw:enhanced-geometry svg:viewBox="0 0 21600 21600" draw:type="rectangle" draw:enhanced-path="M 0 0 L 21600 0 21600 21600 0 21600 0 0 Z N"/></draw:custom-shape><draw:custom-shape draw:style-name="gr3" draw:text-style-name="P41" svg:width="0.795cm" svg:height="0.795cm" svg:x="8.877cm" svg:y="4.313cm"><text:p/><draw:enhanced-geometry svg:viewBox="0 0 21600 21600" draw:type="rectangle" draw:enhanced-path="M 0 0 L 21600 0 21600 21600 0 21600 0 0 Z N"/></draw:custom-shape><draw:custom-shape draw:style-name="gr3" draw:text-style-name="P41" svg:width="0.795cm" svg:height="0.795cm" svg:x="8.877cm" svg:y="5.107cm"><text:p/><draw:enhanced-geometry svg:viewBox="0 0 21600 21600" draw:type="rectangle" draw:enhanced-path="M 0 0 L 21600 0 21600 21600 0 21600 0 0 Z N"/></draw:custom-shape><draw:custom-shape draw:style-name="gr3" draw:text-style-name="P41" svg:width="0.795cm" svg:height="0.795cm" svg:x="9.671cm" svg:y="1.138cm"><text:p/><draw:enhanced-geometry svg:viewBox="0 0 21600 21600" draw:type="rectangle" draw:enhanced-path="M 0 0 L 21600 0 21600 21600 0 21600 0 0 Z N"/></draw:custom-shape><draw:custom-shape draw:style-name="gr9" draw:text-style-name="P41" svg:width="0.795cm" svg:height="0.795cm" svg:x="9.671cm" svg:y="1.932cm"><text:p/><draw:enhanced-geometry svg:viewBox="0 0 21600 21600" draw:type="rectangle" draw:enhanced-path="M 0 0 L 21600 0 21600 21600 0 21600 0 0 Z N"/></draw:custom-shape><draw:custom-shape draw:style-name="gr3" draw:text-style-name="P41" svg:width="0.795cm" svg:height="0.795cm" svg:x="9.671cm" svg:y="2.726cm"><text:p/><draw:enhanced-geometry svg:viewBox="0 0 21600 21600" draw:type="rectangle" draw:enhanced-path="M 0 0 L 21600 0 21600 21600 0 21600 0 0 Z N"/></draw:custom-shape><draw:custom-shape draw:style-name="gr9" draw:text-style-name="P41" svg:width="0.795cm" svg:height="0.795cm" svg:x="9.671cm" svg:y="3.519cm"><text:p/><draw:enhanced-geometry svg:viewBox="0 0 21600 21600" draw:type="rectangle" draw:enhanced-path="M 0 0 L 21600 0 21600 21600 0 21600 0 0 Z N"/></draw:custom-shape><draw:custom-shape draw:style-name="gr3" draw:text-style-name="P41" svg:width="0.795cm" svg:height="0.795cm" svg:x="9.671cm" svg:y="4.313cm"><text:p/><draw:enhanced-geometry svg:viewBox="0 0 21600 21600" draw:type="rectangle" draw:enhanced-path="M 0 0 L 21600 0 21600 21600 0 21600 0 0 Z N"/></draw:custom-shape><draw:custom-shape draw:style-name="gr3" draw:text-style-name="P41" svg:width="0.795cm" svg:height="0.795cm" svg:x="9.671cm" svg:y="5.107cm"><text:p/><draw:enhanced-geometry svg:viewBox="0 0 21600 21600" draw:type="rectangle" draw:enhanced-path="M 0 0 L 21600 0 21600 21600 0 21600 0 0 Z N"/></draw:custom-shape><draw:custom-shape draw:style-name="gr3" draw:text-style-name="P41" svg:width="0.795cm" svg:height="0.795cm" svg:x="10.465cm" svg:y="1.138cm"><text:p/><draw:enhanced-geometry svg:viewBox="0 0 21600 21600" draw:type="rectangle" draw:enhanced-path="M 0 0 L 21600 0 21600 21600 0 21600 0 0 Z N"/></draw:custom-shape><draw:custom-shape draw:style-name="gr9" draw:text-style-name="P41" svg:width="0.795cm" svg:height="0.795cm" svg:x="10.465cm" svg:y="1.932cm"><text:p/><draw:enhanced-geometry svg:viewBox="0 0 21600 21600" draw:type="rectangle" draw:enhanced-path="M 0 0 L 21600 0 21600 21600 0 21600 0 0 Z N"/></draw:custom-shape><draw:custom-shape draw:style-name="gr3" draw:text-style-name="P41" svg:width="0.795cm" svg:height="0.795cm" svg:x="10.465cm" svg:y="2.726cm"><text:p/><draw:enhanced-geometry svg:viewBox="0 0 21600 21600" draw:type="rectangle" draw:enhanced-path="M 0 0 L 21600 0 21600 21600 0 21600 0 0 Z N"/></draw:custom-shape><draw:custom-shape draw:style-name="gr3" draw:text-style-name="P41" svg:width="0.795cm" svg:height="0.795cm" svg:x="10.465cm" svg:y="3.519cm"><text:p/><draw:enhanced-geometry svg:viewBox="0 0 21600 21600" draw:type="rectangle" draw:enhanced-path="M 0 0 L 21600 0 21600 21600 0 21600 0 0 Z N"/></draw:custom-shape><draw:custom-shape draw:style-name="gr3" draw:text-style-name="P41" svg:width="0.795cm" svg:height="0.795cm" svg:x="10.465cm" svg:y="4.313cm"><text:p/><draw:enhanced-geometry svg:viewBox="0 0 21600 21600" draw:type="rectangle" draw:enhanced-path="M 0 0 L 21600 0 21600 21600 0 21600 0 0 Z N"/></draw:custom-shape><draw:custom-shape draw:style-name="gr3" draw:text-style-name="P41" svg:width="0.795cm" svg:height="0.795cm" svg:x="10.465cm" svg:y="5.107cm"><text:p/><draw:enhanced-geometry svg:viewBox="0 0 21600 21600" draw:type="rectangle" draw:enhanced-path="M 0 0 L 21600 0 21600 21600 0 21600 0 0 Z N"/></draw:custom-shape><draw:custom-shape draw:style-name="gr4" draw:text-style-name="P41" svg:width="0.795cm" svg:height="0.795cm" svg:x="11.257cm" svg:y="1.138cm"><text:p/><draw:enhanced-geometry svg:viewBox="0 0 21600 21600" draw:type="rectangle" draw:enhanced-path="M 0 0 L 21600 0 21600 21600 0 21600 0 0 Z N"/></draw:custom-shape><draw:custom-shape draw:style-name="gr9" draw:text-style-name="P41" svg:width="0.795cm" svg:height="0.795cm" svg:x="11.257cm" svg:y="1.932cm"><text:p/><draw:enhanced-geometry svg:viewBox="0 0 21600 21600" draw:type="rectangle" draw:enhanced-path="M 0 0 L 21600 0 21600 21600 0 21600 0 0 Z N"/></draw:custom-shape><draw:custom-shape draw:style-name="gr3" draw:text-style-name="P41" svg:width="0.795cm" svg:height="0.795cm" svg:x="11.257cm" svg:y="2.726cm"><text:p/><draw:enhanced-geometry svg:viewBox="0 0 21600 21600" draw:type="rectangle" draw:enhanced-path="M 0 0 L 21600 0 21600 21600 0 21600 0 0 Z N"/></draw:custom-shape><draw:custom-shape draw:style-name="gr3" draw:text-style-name="P41" svg:width="0.795cm" svg:height="0.795cm" svg:x="11.257cm" svg:y="3.519cm"><text:p/><draw:enhanced-geometry svg:viewBox="0 0 21600 21600" draw:type="rectangle" draw:enhanced-path="M 0 0 L 21600 0 21600 21600 0 21600 0 0 Z N"/></draw:custom-shape><draw:custom-shape draw:style-name="gr3" draw:text-style-name="P41" svg:width="0.795cm" svg:height="0.795cm" svg:x="11.257cm" svg:y="4.313cm"><text:p/><draw:enhanced-geometry svg:viewBox="0 0 21600 21600" draw:type="rectangle" draw:enhanced-path="M 0 0 L 21600 0 21600 21600 0 21600 0 0 Z N"/></draw:custom-shape><draw:custom-shape draw:style-name="gr3" draw:text-style-name="P41" svg:width="0.795cm" svg:height="0.795cm" svg:x="11.257cm" svg:y="5.107cm"><text:p/><draw:enhanced-geometry svg:viewBox="0 0 21600 21600" draw:type="rectangle" draw:enhanced-path="M 0 0 L 21600 0 21600 21600 0 21600 0 0 Z N"/></draw:custom-shape><draw:custom-shape draw:style-name="gr3" draw:text-style-name="P41" svg:width="0.795cm" svg:height="0.795cm" svg:x="4.856cm" svg:y="1.138cm"><text:p/><draw:enhanced-geometry svg:viewBox="0 0 21600 21600" draw:type="rectangle" draw:enhanced-path="M 0 0 L 21600 0 21600 21600 0 21600 0 0 Z N"/></draw:custom-shape><draw:custom-shape draw:style-name="gr3" draw:text-style-name="P41" svg:width="0.795cm" svg:height="0.795cm" svg:x="4.856cm" svg:y="1.932cm"><text:p/><draw:enhanced-geometry svg:viewBox="0 0 21600 21600" draw:type="rectangle" draw:enhanced-path="M 0 0 L 21600 0 21600 21600 0 21600 0 0 Z N"/></draw:custom-shape><draw:custom-shape draw:style-name="gr3" draw:text-style-name="P41" svg:width="0.795cm" svg:height="0.795cm" svg:x="4.856cm" svg:y="2.726cm"><text:p/><draw:enhanced-geometry svg:viewBox="0 0 21600 21600" draw:type="rectangle" draw:enhanced-path="M 0 0 L 21600 0 21600 21600 0 21600 0 0 Z N"/></draw:custom-shape><draw:custom-shape draw:style-name="gr3" draw:text-style-name="P41" svg:width="0.795cm" svg:height="0.795cm" svg:x="4.856cm" svg:y="3.519cm"><text:p/><draw:enhanced-geometry svg:viewBox="0 0 21600 21600" draw:type="rectangle" draw:enhanced-path="M 0 0 L 21600 0 21600 21600 0 21600 0 0 Z N"/></draw:custom-shape><draw:custom-shape draw:style-name="gr3" draw:text-style-name="P41" svg:width="0.795cm" svg:height="0.795cm" svg:x="4.856cm" svg:y="4.313cm"><text:p/><draw:enhanced-geometry svg:viewBox="0 0 21600 21600" draw:type="rectangle" draw:enhanced-path="M 0 0 L 21600 0 21600 21600 0 21600 0 0 Z N"/></draw:custom-shape><draw:custom-shape draw:style-name="gr3" draw:text-style-name="P41" svg:width="0.795cm" svg:height="0.795cm" svg:x="4.856cm" svg:y="5.107cm"><text:p/><draw:enhanced-geometry svg:viewBox="0 0 21600 21600" draw:type="rectangle" draw:enhanced-path="M 0 0 L 21600 0 21600 21600 0 21600 0 0 Z N"/></draw:custom-shape><draw:custom-shape draw:style-name="gr4" draw:text-style-name="P41" svg:width="0.795cm" svg:height="0.795cm" svg:x="5.649cm" svg:y="1.138cm"><text:p/><draw:enhanced-geometry svg:viewBox="0 0 21600 21600" draw:type="rectangle" draw:enhanced-path="M 0 0 L 21600 0 21600 21600 0 21600 0 0 Z N"/></draw:custom-shape><draw:custom-shape draw:style-name="gr3" draw:text-style-name="P41" svg:width="0.795cm" svg:height="0.795cm" svg:x="5.649cm" svg:y="1.932cm"><text:p/><draw:enhanced-geometry svg:viewBox="0 0 21600 21600" draw:type="rectangle" draw:enhanced-path="M 0 0 L 21600 0 21600 21600 0 21600 0 0 Z N"/></draw:custom-shape><draw:custom-shape draw:style-name="gr3" draw:text-style-name="P41" svg:width="0.795cm" svg:height="0.795cm" svg:x="5.649cm" svg:y="2.726cm"><text:p/><draw:enhanced-geometry svg:viewBox="0 0 21600 21600" draw:type="rectangle" draw:enhanced-path="M 0 0 L 21600 0 21600 21600 0 21600 0 0 Z N"/></draw:custom-shape><draw:custom-shape draw:style-name="gr3" draw:text-style-name="P41" svg:width="0.795cm" svg:height="0.795cm" svg:x="5.649cm" svg:y="3.519cm"><text:p/><draw:enhanced-geometry svg:viewBox="0 0 21600 21600" draw:type="rectangle" draw:enhanced-path="M 0 0 L 21600 0 21600 21600 0 21600 0 0 Z N"/></draw:custom-shape><draw:custom-shape draw:style-name="gr3" draw:text-style-name="P41" svg:width="0.795cm" svg:height="0.795cm" svg:x="5.649cm" svg:y="4.313cm"><text:p/><draw:enhanced-geometry svg:viewBox="0 0 21600 21600" draw:type="rectangle" draw:enhanced-path="M 0 0 L 21600 0 21600 21600 0 21600 0 0 Z N"/></draw:custom-shape><draw:custom-shape draw:style-name="gr5" draw:text-style-name="P41" svg:width="0.318cm" svg:height="0.503cm" svg:x="1.79cm" svg:y="5.17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41" svg:width="0.795cm" svg:height="0.795cm" svg:x="5.649cm" svg:y="5.107cm"><text:p/><draw:enhanced-geometry svg:viewBox="0 0 21600 21600" draw:type="rectangle" draw:enhanced-path="M 0 0 L 21600 0 21600 21600 0 21600 0 0 Z N"/></draw:custom-shape><draw:custom-shape draw:style-name="gr5" draw:text-style-name="P41" svg:width="0.523cm" svg:height="0.523cm" svg:x="5.064cm" svg:y="5.246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42" svg:x1="2.021cm" svg:y1="1.35cm" svg:x2="2.025cm" svg:y2="5.534cm" svg:d="m2021 1350v2092h4v2092"><text:p/></draw:connector><draw:connector draw:style-name="gr6" draw:text-style-name="P42" svg:x1="1.862cm" svg:y1="1.35cm" svg:x2="1.862cm" svg:y2="5.534cm" svg:d="m1862 1350v4184"><text:p/></draw:connector><draw:custom-shape draw:style-name="gr5" draw:text-style-name="P41" svg:width="0.318cm" svg:height="0.503cm" draw:transform="rotate (1.5707963267949) translate (4.91243055555556cm 5.6814861111111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2" svg:x1="5.318cm" svg:y1="1.496cm" svg:x2="5.322cm" svg:y2="5.442cm" svg:d="m5318 1496v1974h4v1972"><text:p/></draw:connector><draw:connector draw:style-name="gr6" draw:text-style-name="P42" svg:x1="5.321cm" svg:y1="5.103cm" svg:x2="5.321cm" svg:y2="5.36cm" svg:d="m5321 5103v257"><text:p/></draw:connector><draw:custom-shape draw:style-name="gr3" draw:text-style-name="P41" svg:width="0.795cm" svg:height="0.795cm" svg:x="8.877cm" svg:y="5.109cm"><text:p/><draw:enhanced-geometry svg:viewBox="0 0 21600 21600" draw:type="rectangle" draw:enhanced-path="M 0 0 L 21600 0 21600 21600 0 21600 0 0 Z N"/></draw:custom-shape><draw:custom-shape draw:style-name="gr5" draw:text-style-name="P41" svg:width="0.523cm" svg:height="0.523cm" svg:x="9.087cm" svg:y="5.2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1" svg:width="0.318cm" svg:height="0.503cm" draw:transform="rotate (1.5707963267949) translate (8.93409722222222cm 5.6814861111111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2" svg:x1="11.539cm" svg:y1="1.496cm" svg:x2="9.237cm" svg:y2="5.442cm" svg:d="m11539 1496v1974h-2302v1972"><text:p/></draw:connector><draw:connector draw:style-name="gr6" draw:text-style-name="P42" svg:x1="5.997cm" svg:y1="1.547cm" svg:x2="5.129cm" svg:y2="5.438cm" svg:d="m5997 1547v1946h-868v1945"><text:p/></draw:connector><draw:connector draw:style-name="gr6" draw:text-style-name="P42" svg:x1="10.851cm" svg:y1="5.437cm" svg:x2="9.322cm" svg:y2="5.444cm" svg:d="m10851 5437h-763v7h-766"><text:p/></draw:connector><draw:connector draw:style-name="gr6" draw:text-style-name="P42" svg:x1="9.662cm" svg:y1="5.435cm" svg:x2="9.378cm" svg:y2="5.438cm" svg:d="m9662 5435h-142v3h-142"><text:p/></draw:connector><draw:connector draw:style-name="gr6" draw:text-style-name="P42" svg:x1="10.807cm" svg:y1="3.124cm" svg:x2="10.811cm" svg:y2="5.445cm" svg:d="m10807 3124v1160h4v1161"><text:p/></draw:connector><draw:connector draw:style-name="gr6" draw:text-style-name="P42" svg:x1="9.225cm" svg:y1="3.156cm" svg:x2="10.809cm" svg:y2="3.159cm" svg:d="m9225 3156h792v3h792"><text:p/></draw:connector><draw:connector draw:style-name="gr6" draw:text-style-name="P42" svg:x1="9.265cm" svg:y1="1.463cm" svg:x2="9.265cm" svg:y2="3.165cm" svg:d="m9265 1463v1702"><text:p/></draw:connector><draw:connector draw:style-name="gr6" draw:text-style-name="P42" svg:x1="11.661cm" svg:y1="1.487cm" svg:x2="9.267cm" svg:y2="1.49cm" svg:d="m11661 1487h-1196v3h-1198"><text:p/></draw:connector><draw:custom-shape draw:style-name="gr9" draw:text-style-name="P41" svg:width="0.795cm" svg:height="0.795cm" svg:x="12.052cm" svg:y="1.138cm"><text:p/><draw:enhanced-geometry svg:viewBox="0 0 21600 21600" draw:type="rectangle" draw:enhanced-path="M 0 0 L 21600 0 21600 21600 0 21600 0 0 Z N"/></draw:custom-shape><draw:custom-shape draw:style-name="gr9" draw:text-style-name="P41" svg:width="0.795cm" svg:height="0.795cm" svg:x="12.052cm" svg:y="1.932cm"><text:p/><draw:enhanced-geometry svg:viewBox="0 0 21600 21600" draw:type="rectangle" draw:enhanced-path="M 0 0 L 21600 0 21600 21600 0 21600 0 0 Z N"/></draw:custom-shape><draw:custom-shape draw:style-name="gr3" draw:text-style-name="P41" svg:width="0.795cm" svg:height="0.795cm" svg:x="12.052cm" svg:y="2.726cm"><text:p/><draw:enhanced-geometry svg:viewBox="0 0 21600 21600" draw:type="rectangle" draw:enhanced-path="M 0 0 L 21600 0 21600 21600 0 21600 0 0 Z N"/></draw:custom-shape><draw:custom-shape draw:style-name="gr3" draw:text-style-name="P41" svg:width="0.795cm" svg:height="0.795cm" svg:x="12.052cm" svg:y="3.519cm"><text:p/><draw:enhanced-geometry svg:viewBox="0 0 21600 21600" draw:type="rectangle" draw:enhanced-path="M 0 0 L 21600 0 21600 21600 0 21600 0 0 Z N"/></draw:custom-shape><draw:custom-shape draw:style-name="gr3" draw:text-style-name="P41" svg:width="0.795cm" svg:height="0.795cm" svg:x="12.052cm" svg:y="4.313cm"><text:p/><draw:enhanced-geometry svg:viewBox="0 0 21600 21600" draw:type="rectangle" draw:enhanced-path="M 0 0 L 21600 0 21600 21600 0 21600 0 0 Z N"/></draw:custom-shape><draw:custom-shape draw:style-name="gr3" draw:text-style-name="P41" svg:width="0.795cm" svg:height="0.795cm" svg:x="12.052cm" svg:y="5.107cm"><text:p/><draw:enhanced-geometry svg:viewBox="0 0 21600 21600" draw:type="rectangle" draw:enhanced-path="M 0 0 L 21600 0 21600 21600 0 21600 0 0 Z N"/></draw:custom-shape><draw:custom-shape draw:style-name="gr3" draw:text-style-name="P41" svg:width="0.795cm" svg:height="0.795cm" svg:x="12.052cm" svg:y="5.109cm"><text:p/><draw:enhanced-geometry svg:viewBox="0 0 21600 21600" draw:type="rectangle" draw:enhanced-path="M 0 0 L 21600 0 21600 21600 0 21600 0 0 Z N"/></draw:custom-shape><draw:connector draw:style-name="gr6" draw:text-style-name="P42" svg:x1="6.077cm" svg:y1="1.517cm" svg:x2="5.3cm" svg:y2="1.52cm" svg:d="m6077 1517h-388v3h-389"><text:p/></draw:connector><draw:frame draw:style-name="gr7" draw:text-style-name="P44" svg:width="3.123cm" svg:height="1.35cm" svg:x="0.968cm" svg:y="5.901cm"><draw:text-box><text:p text:style-name="P44"><text:span text:style-name="T11">Best Case:</text:span></text:p><text:p text:style-name="P44"><text:span text:style-name="T11">n Schritte</text:span></text:p></draw:text-box></draw:frame><draw:frame draw:style-name="gr7" draw:text-style-name="P44" svg:width="3.123cm" svg:height="1.35cm" svg:x="4.515cm" svg:y="5.901cm"><draw:text-box><text:p text:style-name="P44"><text:span text:style-name="T11">Zusätzliche Schritte notwendig</text:span></text:p></draw:text-box></draw:frame><draw:frame draw:style-name="gr7" draw:text-style-name="P44" svg:width="3.123cm" svg:height="1.35cm" svg:x="9.516cm" svg:y="5.899cm"><draw:text-box><text:p text:style-name="P44"><text:span text:style-name="T11">Zusätzliche Schritte notwendig</text:span></text:p></draw:text-box></draw:frame></draw:g><text:span text:style-name="T5">: </text:span></text:p>
      <text:p text:style-name="P8"><text:span text:style-name="T1">Dies ist eine gültige, unterschätzende Heuristik (</text:span><text:span text:style-name="T9">n </text:span><text:span text:style-name="T10">≤ </text:span><text:span text:style-name="T1">tatsächlicher Weg).</text:span></text:p>
      <text:h text:style-name="P37" text:outline-level="1"><text:bookmark text:name="__RefHeading__13_1703899108"/><text:soft-page-break/>2.4 Testfälle der Suchalgorithmen<text:bookmark-end text:name="__RefHeading__13_1703899108"/></text:h>
      <text:p text:style-name="P7"/>
      <text:p text:style-name="P11">Die Suchverfahren wurden auf 7701 Höhlen getestet, wobei die 7701 Höhlen zwar zufällig, aber für alle Suchverfahren die gleichen 7701 Höhlen waren. </text:p>
      <text:p text:style-name="P10"/>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8">Suchver-fahren</text:p>
          </table:table-cell>
          <table:table-cell table:style-name="Tabelle3.A1" office:value-type="string">
            <text:p text:style-name="P18">Anzahl der Simulationen</text:p>
          </table:table-cell>
          <table:table-cell table:style-name="Tabelle3.A1" office:value-type="string">
            <text:p text:style-name="P18">Durchschnitt aller besuchten Felder</text:p>
          </table:table-cell>
          <table:table-cell table:style-name="Tabelle3.A1" office:value-type="string">
            <text:p text:style-name="P18">Durchschnitt der Gesamtpunktzahl</text:p>
          </table:table-cell>
          <table:table-cell table:style-name="Tabelle3.E1" office:value-type="string">
            <text:p text:style-name="P18">Durchschnitt der expandierten Knoten</text:p>
          </table:table-cell>
        </table:table-row>
        <table:table-row table:style-name="Tabelle3.2">
          <table:table-cell table:style-name="Tabelle3.A2" office:value-type="string">
            <text:p text:style-name="P18">BS</text:p>
          </table:table-cell>
          <table:table-cell table:style-name="Tabelle3.B2" office:value-type="string">
            <text:p text:style-name="P16">7701</text:p>
          </table:table-cell>
          <table:table-cell table:style-name="Tabelle3.C2" office:value-type="string">
            <text:p text:style-name="P16">151260</text:p>
          </table:table-cell>
          <table:table-cell table:style-name="Tabelle3.C2" office:value-type="string">
            <text:p text:style-name="P16">1636500</text:p>
          </table:table-cell>
          <table:table-cell table:style-name="Tabelle3.E2" office:value-type="string">
            <text:p text:style-name="P16">133578269</text:p>
          </table:table-cell>
        </table:table-row>
        <table:table-row table:style-name="Tabelle3.3">
          <table:table-cell table:style-name="Tabelle3.A3" office:value-type="string">
            <text:p text:style-name="P18">UK</text:p>
          </table:table-cell>
          <table:table-cell table:style-name="Tabelle3.B3" office:value-type="string">
            <text:p text:style-name="P16">7701</text:p>
          </table:table-cell>
          <table:table-cell table:style-name="Tabelle3.C3" office:value-type="string">
            <text:p text:style-name="P16">151260</text:p>
          </table:table-cell>
          <table:table-cell table:style-name="Tabelle3.C3" office:value-type="string">
            <text:p text:style-name="P16">1636500</text:p>
          </table:table-cell>
          <table:table-cell table:style-name="Tabelle3.E3" office:value-type="string">
            <text:p text:style-name="P16">133577182</text:p>
          </table:table-cell>
        </table:table-row>
        <table:table-row table:style-name="Tabelle3.2">
          <table:table-cell table:style-name="Tabelle3.A2" office:value-type="string">
            <text:p text:style-name="P18">A*</text:p>
          </table:table-cell>
          <table:table-cell table:style-name="Tabelle3.B4" office:value-type="string">
            <text:p text:style-name="P16">7701</text:p>
          </table:table-cell>
          <table:table-cell table:style-name="Tabelle3.C4" office:value-type="string">
            <text:p text:style-name="P16">151260</text:p>
          </table:table-cell>
          <table:table-cell table:style-name="Tabelle3.C4" office:value-type="string">
            <text:p text:style-name="P16">1636500</text:p>
          </table:table-cell>
          <table:table-cell table:style-name="Tabelle3.E4" office:value-type="string">
            <text:p text:style-name="P16">44042630</text:p>
          </table:table-cell>
        </table:table-row>
        <table:table-row table:style-name="Tabelle3.2">
          <table:table-cell table:style-name="Tabelle3.A5" office:value-type="string">
            <text:p text:style-name="P18">A*-Spez.</text:p>
          </table:table-cell>
          <table:table-cell table:style-name="Tabelle3.B3" office:value-type="string">
            <text:p text:style-name="P16">7701</text:p>
          </table:table-cell>
          <table:table-cell table:style-name="Tabelle3.C3" office:value-type="string">
            <text:p text:style-name="P16">151260</text:p>
          </table:table-cell>
          <table:table-cell table:style-name="Tabelle3.C3" office:value-type="string">
            <text:p text:style-name="P16">1636500</text:p>
          </table:table-cell>
          <table:table-cell table:style-name="Tabelle3.E3" office:value-type="string">
            <text:p text:style-name="P16">105784918</text:p>
          </table:table-cell>
        </table:table-row>
      </table:table>
      <text:p text:style-name="P8"/>
      <text:p text:style-name="P9">Es ist aus der Tabelle schnell ersichtlich, dass A*, das effizienteste Suchverfahren in Bezug auf die zu untersuchenden Parameter, Anzahl der besuchten Felder und Anzahl der expandierten Knoten, ist. Die grafische Darstellung der expandierten Knoten zeigt dies ebenfalls sehr deutlich:</text:p>
      <text:p text:style-name="P19">TODO (John bis Donnerstag 20.00 Uhr): die nachkommastellen im diagramm rausnehmen</text:p>
      <text:p text:style-name="P9"/>
      <text:p text:style-name="P12"><draw:frame draw:style-name="fr3" draw:name="Diagramm 2" text:anchor-type="as-char" svg:width="14.208cm" svg:height="8.587cm" draw:z-index="2"><draw:object-ole xlink:href="./Object 1" xlink:type="simple" xlink:show="embed" xlink:actuate="onLoad"/><draw:image xlink:href="./ObjectReplacements/Object 1" xlink:type="simple" xlink:show="embed" xlink:actuate="onLoad"/></draw:frame></text:p>
      <text:p text:style-name="P9"/>
      <text:p text:style-name="P9">Nur weil dies in der Aufgabenstellung explizit gefordert wurde, fügen wir hier das Diagramm der besuchten Felder ein:</text:p>
      <text:p text:style-name="P9"/>
      <text:p text:style-name="P19">TODO (John bis Donnerstag 20.00 Uhr): diagramm einfügen</text:p>
      <text:p text:style-name="P9"/>
      <text:p text:style-name="P9">Zwar berechnet A*-Spezial meist einen effizienteren Weg, in Bezug auf die Anzahl der benötigten Aktionen, als A*, weil die jedem Agenten zur Verfügung stehenden 500 Aktionen aber in allen getesteten Fällen mit allen Verfahren <text:soft-page-break/>zum Einsammeln aller Goldstücke reichte, ist A* mit den wenigsten expandierten Knoten das in dieser Situation effizienteste. Breitensuche und uniforme Kostensuche sind aufgrund der Rahmenbedingung, „konstante Kosten“, das gleiche Suchverfahren und die leicht unterschiedlichen Ergebnisse ergeben sich nur aus der „zufälligen“ Art der zu verwendenden SimpleEventQueue (siehe Kommentar im Quelltext). <text:s/></text:p>
      <text:p text:style-name="P9"/>
      <text:h text:style-name="P37" text:outline-level="1"><text:bookmark text:name="__RefHeading__15_1703899108"/>2.5 Gegenbeispiel<text:bookmark-end text:name="__RefHeading__15_1703899108"/></text:h>
      <text:p text:style-name="P17"/>
      <text:p text:style-name="P6"><text:span text:style-name="T3">Nein, der Weg, den der Agent wählt, ist global gesehen </text:span><text:span text:style-name="T7">nicht</text:span><text:span text:style-name="T3"> optimal. Der tatsächlich kürzeste Weg zwischen mehreren Goldfeldern kann geringer ausfallen, als ein Weg, der von unseren Suchverfahren, welche nur lokal kürzeste Wege zum Gold finden, ermittelt wird. Dies gilt für alle Suchverfahren gleichermaßen.</text:span></text:p>
      <text:p text:style-name="P11">Wie im unten aufgeführten Beispiel leicht zu erkennen ist, wäre der linke Weg eine möglicher Weg bei Breitensuche, uniformer Kostensuche, A* und A*-Spezial. Der beste Weg (rechts im Beispiel) ist mit fünf besuchten Feldern weniger aber noch effizienter.</text:p>
      <text:p text:style-name="P14"/>
      <text:p text:style-name="P13">Gegenbeispiel:</text:p>
      <text:p text:style-name="P10"><draw:g text:anchor-type="as-char" svg:y="0cm" draw:z-index="3" draw:style-name="gr1"><draw:rect draw:style-name="gr2" draw:text-style-name="P40" svg:width="15.001cm" svg:height="7.776cm" svg:x="0cm" svg:y="0cm"><text:p/></draw:rect><draw:custom-shape draw:style-name="gr3" draw:text-style-name="P41" svg:width="0.795cm" svg:height="0.8cm" svg:x="1.385cm" svg:y="0.684cm"><text:p/><draw:enhanced-geometry svg:viewBox="0 0 21600 21600" draw:type="rectangle" draw:enhanced-path="M 0 0 L 21600 0 21600 21600 0 21600 0 0 Z N"/></draw:custom-shape><draw:custom-shape draw:style-name="gr3" draw:text-style-name="P41" svg:width="0.795cm" svg:height="0.791cm" svg:x="1.385cm" svg:y="1.483cm"><text:p/><draw:enhanced-geometry svg:viewBox="0 0 21600 21600" draw:type="rectangle" draw:enhanced-path="M 0 0 L 21600 0 21600 21600 0 21600 0 0 Z N"/></draw:custom-shape><draw:custom-shape draw:style-name="gr3" draw:text-style-name="P41" svg:width="0.795cm" svg:height="0.795cm" svg:x="1.385cm" svg:y="2.274cm"><text:p/><draw:enhanced-geometry svg:viewBox="0 0 21600 21600" draw:type="rectangle" draw:enhanced-path="M 0 0 L 21600 0 21600 21600 0 21600 0 0 Z N"/></draw:custom-shape><draw:custom-shape draw:style-name="gr3" draw:text-style-name="P41" svg:width="0.795cm" svg:height="0.795cm" svg:x="1.385cm" svg:y="3.067cm"><text:p/><draw:enhanced-geometry svg:viewBox="0 0 21600 21600" draw:type="rectangle" draw:enhanced-path="M 0 0 L 21600 0 21600 21600 0 21600 0 0 Z N"/></draw:custom-shape><draw:custom-shape draw:style-name="gr3" draw:text-style-name="P41" svg:width="0.795cm" svg:height="0.795cm" svg:x="1.385cm" svg:y="3.861cm"><text:p/><draw:enhanced-geometry svg:viewBox="0 0 21600 21600" draw:type="rectangle" draw:enhanced-path="M 0 0 L 21600 0 21600 21600 0 21600 0 0 Z N"/></draw:custom-shape><draw:custom-shape draw:style-name="gr3" draw:text-style-name="P41" svg:width="0.795cm" svg:height="0.8cm" svg:x="2.178cm" svg:y="0.684cm"><text:p/><draw:enhanced-geometry svg:viewBox="0 0 21600 21600" draw:type="rectangle" draw:enhanced-path="M 0 0 L 21600 0 21600 21600 0 21600 0 0 Z N"/></draw:custom-shape><draw:custom-shape draw:style-name="gr3" draw:text-style-name="P41" svg:width="0.795cm" svg:height="0.791cm" svg:x="2.178cm" svg:y="1.483cm"><text:p/><draw:enhanced-geometry svg:viewBox="0 0 21600 21600" draw:type="rectangle" draw:enhanced-path="M 0 0 L 21600 0 21600 21600 0 21600 0 0 Z N"/></draw:custom-shape><draw:custom-shape draw:style-name="gr3" draw:text-style-name="P41" svg:width="0.795cm" svg:height="0.795cm" svg:x="2.178cm" svg:y="2.274cm"><text:p/><draw:enhanced-geometry svg:viewBox="0 0 21600 21600" draw:type="rectangle" draw:enhanced-path="M 0 0 L 21600 0 21600 21600 0 21600 0 0 Z N"/></draw:custom-shape><draw:custom-shape draw:style-name="gr3" draw:text-style-name="P41" svg:width="0.795cm" svg:height="0.795cm" svg:x="2.178cm" svg:y="3.067cm"><text:p/><draw:enhanced-geometry svg:viewBox="0 0 21600 21600" draw:type="rectangle" draw:enhanced-path="M 0 0 L 21600 0 21600 21600 0 21600 0 0 Z N"/></draw:custom-shape><draw:custom-shape draw:style-name="gr3" draw:text-style-name="P41" svg:width="0.795cm" svg:height="0.795cm" svg:x="2.178cm" svg:y="3.861cm"><text:p/><draw:enhanced-geometry svg:viewBox="0 0 21600 21600" draw:type="rectangle" draw:enhanced-path="M 0 0 L 21600 0 21600 21600 0 21600 0 0 Z N"/></draw:custom-shape><draw:custom-shape draw:style-name="gr3" draw:text-style-name="P41" svg:width="0.791cm" svg:height="0.8cm" svg:x="2.972cm" svg:y="0.684cm"><text:p/><draw:enhanced-geometry svg:viewBox="0 0 21600 21600" draw:type="rectangle" draw:enhanced-path="M 0 0 L 21600 0 21600 21600 0 21600 0 0 Z N"/></draw:custom-shape><draw:custom-shape draw:style-name="gr3" draw:text-style-name="P41" svg:width="0.791cm" svg:height="0.791cm" svg:x="2.972cm" svg:y="1.483cm"><text:p/><draw:enhanced-geometry svg:viewBox="0 0 21600 21600" draw:type="rectangle" draw:enhanced-path="M 0 0 L 21600 0 21600 21600 0 21600 0 0 Z N"/></draw:custom-shape><draw:custom-shape draw:style-name="gr3" draw:text-style-name="P41" svg:width="0.791cm" svg:height="0.795cm" svg:x="2.972cm" svg:y="2.274cm"><text:p/><draw:enhanced-geometry svg:viewBox="0 0 21600 21600" draw:type="rectangle" draw:enhanced-path="M 0 0 L 21600 0 21600 21600 0 21600 0 0 Z N"/></draw:custom-shape><draw:custom-shape draw:style-name="gr3" draw:text-style-name="P41" svg:width="0.791cm" svg:height="0.795cm" svg:x="2.972cm" svg:y="3.067cm"><text:p/><draw:enhanced-geometry svg:viewBox="0 0 21600 21600" draw:type="rectangle" draw:enhanced-path="M 0 0 L 21600 0 21600 21600 0 21600 0 0 Z N"/></draw:custom-shape><draw:custom-shape draw:style-name="gr3" draw:text-style-name="P41" svg:width="0.791cm" svg:height="0.795cm" svg:x="2.972cm" svg:y="3.861cm"><text:p/><draw:enhanced-geometry svg:viewBox="0 0 21600 21600" draw:type="rectangle" draw:enhanced-path="M 0 0 L 21600 0 21600 21600 0 21600 0 0 Z N"/></draw:custom-shape><draw:custom-shape draw:style-name="gr3" draw:text-style-name="P41" svg:width="0.791cm" svg:height="0.793cm" svg:x="2.972cm" svg:y="4.655cm"><text:p/><draw:enhanced-geometry svg:viewBox="0 0 21600 21600" draw:type="rectangle" draw:enhanced-path="M 0 0 L 21600 0 21600 21600 0 21600 0 0 Z N"/></draw:custom-shape><draw:custom-shape draw:style-name="gr3" draw:text-style-name="P41" svg:width="0.795cm" svg:height="0.8cm" svg:x="3.762cm" svg:y="0.684cm"><text:p/><draw:enhanced-geometry svg:viewBox="0 0 21600 21600" draw:type="rectangle" draw:enhanced-path="M 0 0 L 21600 0 21600 21600 0 21600 0 0 Z N"/></draw:custom-shape><draw:custom-shape draw:style-name="gr3" draw:text-style-name="P41" svg:width="0.795cm" svg:height="0.791cm" svg:x="3.762cm" svg:y="1.483cm"><text:p/><draw:enhanced-geometry svg:viewBox="0 0 21600 21600" draw:type="rectangle" draw:enhanced-path="M 0 0 L 21600 0 21600 21600 0 21600 0 0 Z N"/></draw:custom-shape><draw:custom-shape draw:style-name="gr3" draw:text-style-name="P41" svg:width="0.795cm" svg:height="0.795cm" svg:x="3.762cm" svg:y="2.274cm"><text:p/><draw:enhanced-geometry svg:viewBox="0 0 21600 21600" draw:type="rectangle" draw:enhanced-path="M 0 0 L 21600 0 21600 21600 0 21600 0 0 Z N"/></draw:custom-shape><draw:custom-shape draw:style-name="gr3" draw:text-style-name="P41" svg:width="0.795cm" svg:height="0.795cm" svg:x="3.762cm" svg:y="3.067cm"><text:p/><draw:enhanced-geometry svg:viewBox="0 0 21600 21600" draw:type="rectangle" draw:enhanced-path="M 0 0 L 21600 0 21600 21600 0 21600 0 0 Z N"/></draw:custom-shape><draw:custom-shape draw:style-name="gr3" draw:text-style-name="P41" svg:width="0.795cm" svg:height="0.795cm" svg:x="3.762cm" svg:y="3.861cm"><text:p/><draw:enhanced-geometry svg:viewBox="0 0 21600 21600" draw:type="rectangle" draw:enhanced-path="M 0 0 L 21600 0 21600 21600 0 21600 0 0 Z N"/></draw:custom-shape><draw:custom-shape draw:style-name="gr3" draw:text-style-name="P41" svg:width="0.795cm" svg:height="0.793cm" svg:x="3.762cm" svg:y="4.655cm"><text:p/><draw:enhanced-geometry svg:viewBox="0 0 21600 21600" draw:type="rectangle" draw:enhanced-path="M 0 0 L 21600 0 21600 21600 0 21600 0 0 Z N"/></draw:custom-shape><draw:custom-shape draw:style-name="gr3" draw:text-style-name="P41" svg:width="0.795cm" svg:height="0.8cm" svg:x="4.556cm" svg:y="0.684cm"><text:p/><draw:enhanced-geometry svg:viewBox="0 0 21600 21600" draw:type="rectangle" draw:enhanced-path="M 0 0 L 21600 0 21600 21600 0 21600 0 0 Z N"/></draw:custom-shape><draw:custom-shape draw:style-name="gr3" draw:text-style-name="P41" svg:width="0.795cm" svg:height="0.791cm" svg:x="4.556cm" svg:y="1.483cm"><text:p/><draw:enhanced-geometry svg:viewBox="0 0 21600 21600" draw:type="rectangle" draw:enhanced-path="M 0 0 L 21600 0 21600 21600 0 21600 0 0 Z N"/></draw:custom-shape><draw:custom-shape draw:style-name="gr4" draw:text-style-name="P41" svg:width="0.795cm" svg:height="0.795cm" svg:x="4.556cm" svg:y="2.274cm"><text:p/><draw:enhanced-geometry svg:viewBox="0 0 21600 21600" draw:type="rectangle" draw:enhanced-path="M 0 0 L 21600 0 21600 21600 0 21600 0 0 Z N"/></draw:custom-shape><draw:custom-shape draw:style-name="gr3" draw:text-style-name="P41" svg:width="0.795cm" svg:height="0.795cm" svg:x="4.556cm" svg:y="3.067cm"><text:p/><draw:enhanced-geometry svg:viewBox="0 0 21600 21600" draw:type="rectangle" draw:enhanced-path="M 0 0 L 21600 0 21600 21600 0 21600 0 0 Z N"/></draw:custom-shape><draw:custom-shape draw:style-name="gr3" draw:text-style-name="P41" svg:width="0.795cm" svg:height="0.795cm" svg:x="4.556cm" svg:y="3.861cm"><text:p/><draw:enhanced-geometry svg:viewBox="0 0 21600 21600" draw:type="rectangle" draw:enhanced-path="M 0 0 L 21600 0 21600 21600 0 21600 0 0 Z N"/></draw:custom-shape><draw:custom-shape draw:style-name="gr3" draw:text-style-name="P41" svg:width="0.795cm" svg:height="0.793cm" svg:x="4.556cm" svg:y="4.655cm"><text:p/><draw:enhanced-geometry svg:viewBox="0 0 21600 21600" draw:type="rectangle" draw:enhanced-path="M 0 0 L 21600 0 21600 21600 0 21600 0 0 Z N"/></draw:custom-shape><draw:custom-shape draw:style-name="gr3" draw:text-style-name="P41" svg:width="0.795cm" svg:height="0.793cm" svg:x="1.385cm" svg:y="4.655cm"><text:p/><draw:enhanced-geometry svg:viewBox="0 0 21600 21600" draw:type="rectangle" draw:enhanced-path="M 0 0 L 21600 0 21600 21600 0 21600 0 0 Z N"/></draw:custom-shape><draw:custom-shape draw:style-name="gr3" draw:text-style-name="P41" svg:width="0.795cm" svg:height="0.8cm" svg:x="5.35cm" svg:y="0.684cm"><text:p/><draw:enhanced-geometry svg:viewBox="0 0 21600 21600" draw:type="rectangle" draw:enhanced-path="M 0 0 L 21600 0 21600 21600 0 21600 0 0 Z N"/></draw:custom-shape><draw:custom-shape draw:style-name="gr3" draw:text-style-name="P41" svg:width="0.795cm" svg:height="0.791cm" svg:x="5.35cm" svg:y="1.483cm"><text:p/><draw:enhanced-geometry svg:viewBox="0 0 21600 21600" draw:type="rectangle" draw:enhanced-path="M 0 0 L 21600 0 21600 21600 0 21600 0 0 Z N"/></draw:custom-shape><draw:custom-shape draw:style-name="gr3" draw:text-style-name="P41" svg:width="0.795cm" svg:height="0.795cm" svg:x="5.35cm" svg:y="2.274cm"><text:p/><draw:enhanced-geometry svg:viewBox="0 0 21600 21600" draw:type="rectangle" draw:enhanced-path="M 0 0 L 21600 0 21600 21600 0 21600 0 0 Z N"/></draw:custom-shape><draw:custom-shape draw:style-name="gr3" draw:text-style-name="P41" svg:width="0.795cm" svg:height="0.795cm" svg:x="5.35cm" svg:y="3.067cm"><text:p/><draw:enhanced-geometry svg:viewBox="0 0 21600 21600" draw:type="rectangle" draw:enhanced-path="M 0 0 L 21600 0 21600 21600 0 21600 0 0 Z N"/></draw:custom-shape><draw:custom-shape draw:style-name="gr3" draw:text-style-name="P41" svg:width="0.795cm" svg:height="0.795cm" svg:x="5.35cm" svg:y="3.861cm"><text:p/><draw:enhanced-geometry svg:viewBox="0 0 21600 21600" draw:type="rectangle" draw:enhanced-path="M 0 0 L 21600 0 21600 21600 0 21600 0 0 Z N"/></draw:custom-shape><draw:custom-shape draw:style-name="gr3" draw:text-style-name="P41" svg:width="0.795cm" svg:height="0.8cm" svg:x="6.144cm" svg:y="0.684cm"><text:p/><draw:enhanced-geometry svg:viewBox="0 0 21600 21600" draw:type="rectangle" draw:enhanced-path="M 0 0 L 21600 0 21600 21600 0 21600 0 0 Z N"/></draw:custom-shape><draw:custom-shape draw:style-name="gr3" draw:text-style-name="P41" svg:width="0.795cm" svg:height="0.791cm" svg:x="6.144cm" svg:y="1.483cm"><text:p/><draw:enhanced-geometry svg:viewBox="0 0 21600 21600" draw:type="rectangle" draw:enhanced-path="M 0 0 L 21600 0 21600 21600 0 21600 0 0 Z N"/></draw:custom-shape><draw:custom-shape draw:style-name="gr3" draw:text-style-name="P41" svg:width="0.795cm" svg:height="0.795cm" svg:x="6.144cm" svg:y="2.274cm"><text:p/><draw:enhanced-geometry svg:viewBox="0 0 21600 21600" draw:type="rectangle" draw:enhanced-path="M 0 0 L 21600 0 21600 21600 0 21600 0 0 Z N"/></draw:custom-shape><draw:custom-shape draw:style-name="gr3" draw:text-style-name="P41" svg:width="0.795cm" svg:height="0.795cm" svg:x="6.144cm" svg:y="3.067cm"><text:p/><draw:enhanced-geometry svg:viewBox="0 0 21600 21600" draw:type="rectangle" draw:enhanced-path="M 0 0 L 21600 0 21600 21600 0 21600 0 0 Z N"/></draw:custom-shape><draw:custom-shape draw:style-name="gr3" draw:text-style-name="P41" svg:width="0.795cm" svg:height="0.795cm" svg:x="6.144cm" svg:y="3.861cm"><text:p/><draw:enhanced-geometry svg:viewBox="0 0 21600 21600" draw:type="rectangle" draw:enhanced-path="M 0 0 L 21600 0 21600 21600 0 21600 0 0 Z N"/></draw:custom-shape><draw:custom-shape draw:style-name="gr3" draw:text-style-name="P41" svg:width="0.795cm" svg:height="0.793cm" svg:x="6.144cm" svg:y="4.655cm"><text:p/><draw:enhanced-geometry svg:viewBox="0 0 21600 21600" draw:type="rectangle" draw:enhanced-path="M 0 0 L 21600 0 21600 21600 0 21600 0 0 Z N"/></draw:custom-shape><draw:custom-shape draw:style-name="gr3" draw:text-style-name="P41" svg:width="0.795cm" svg:height="0.793cm" svg:x="5.35cm" svg:y="4.655cm"><text:p/><draw:enhanced-geometry svg:viewBox="0 0 21600 21600" draw:type="rectangle" draw:enhanced-path="M 0 0 L 21600 0 21600 21600 0 21600 0 0 Z N"/></draw:custom-shape><draw:custom-shape draw:style-name="gr4" draw:text-style-name="P41" svg:width="0.795cm" svg:height="0.8cm" svg:x="0.591cm" svg:y="0.684cm"><text:p/><draw:enhanced-geometry svg:viewBox="0 0 21600 21600" draw:type="rectangle" draw:enhanced-path="M 0 0 L 21600 0 21600 21600 0 21600 0 0 Z N"/></draw:custom-shape><draw:custom-shape draw:style-name="gr3" draw:text-style-name="P41" svg:width="0.795cm" svg:height="0.791cm" svg:x="0.591cm" svg:y="1.483cm"><text:p/><draw:enhanced-geometry svg:viewBox="0 0 21600 21600" draw:type="rectangle" draw:enhanced-path="M 0 0 L 21600 0 21600 21600 0 21600 0 0 Z N"/></draw:custom-shape><draw:custom-shape draw:style-name="gr3" draw:text-style-name="P41" svg:width="0.795cm" svg:height="0.795cm" svg:x="0.591cm" svg:y="2.274cm"><text:p/><draw:enhanced-geometry svg:viewBox="0 0 21600 21600" draw:type="rectangle" draw:enhanced-path="M 0 0 L 21600 0 21600 21600 0 21600 0 0 Z N"/></draw:custom-shape><draw:custom-shape draw:style-name="gr3" draw:text-style-name="P41" svg:width="0.795cm" svg:height="0.795cm" svg:x="0.591cm" svg:y="3.067cm"><text:p/><draw:enhanced-geometry svg:viewBox="0 0 21600 21600" draw:type="rectangle" draw:enhanced-path="M 0 0 L 21600 0 21600 21600 0 21600 0 0 Z N"/></draw:custom-shape><draw:custom-shape draw:style-name="gr3" draw:text-style-name="P41" svg:width="0.795cm" svg:height="0.795cm" svg:x="0.591cm" svg:y="3.861cm"><text:p/><draw:enhanced-geometry svg:viewBox="0 0 21600 21600" draw:type="rectangle" draw:enhanced-path="M 0 0 L 21600 0 21600 21600 0 21600 0 0 Z N"/></draw:custom-shape><draw:custom-shape draw:style-name="gr3" draw:text-style-name="P41" svg:width="0.795cm" svg:height="0.793cm" svg:x="0.591cm" svg:y="4.655cm"><text:p/><draw:enhanced-geometry svg:viewBox="0 0 21600 21600" draw:type="rectangle" draw:enhanced-path="M 0 0 L 21600 0 21600 21600 0 21600 0 0 Z N"/></draw:custom-shape><draw:custom-shape draw:style-name="gr4" draw:text-style-name="P41" svg:width="0.795cm" svg:height="0.793cm" svg:x="2.178cm" svg:y="4.658cm"><text:p/><draw:enhanced-geometry svg:viewBox="0 0 21600 21600" draw:type="rectangle" draw:enhanced-path="M 0 0 L 21600 0 21600 21600 0 21600 0 0 Z N"/></draw:custom-shape><draw:custom-shape draw:style-name="gr3" draw:text-style-name="P41" svg:width="0.791cm" svg:height="0.793cm" svg:x="2.972cm" svg:y="5.449cm"><text:p/><draw:enhanced-geometry svg:viewBox="0 0 21600 21600" draw:type="rectangle" draw:enhanced-path="M 0 0 L 21600 0 21600 21600 0 21600 0 0 Z N"/></draw:custom-shape><draw:custom-shape draw:style-name="gr3" draw:text-style-name="P41" svg:width="0.795cm" svg:height="0.793cm" svg:x="3.762cm" svg:y="5.449cm"><text:p/><draw:enhanced-geometry svg:viewBox="0 0 21600 21600" draw:type="rectangle" draw:enhanced-path="M 0 0 L 21600 0 21600 21600 0 21600 0 0 Z N"/></draw:custom-shape><draw:custom-shape draw:style-name="gr3" draw:text-style-name="P41" svg:width="0.795cm" svg:height="0.793cm" svg:x="4.556cm" svg:y="5.449cm"><text:p/><draw:enhanced-geometry svg:viewBox="0 0 21600 21600" draw:type="rectangle" draw:enhanced-path="M 0 0 L 21600 0 21600 21600 0 21600 0 0 Z N"/></draw:custom-shape><draw:custom-shape draw:style-name="gr3" draw:text-style-name="P41" svg:width="0.795cm" svg:height="0.793cm" svg:x="1.385cm" svg:y="5.449cm"><text:p/><draw:enhanced-geometry svg:viewBox="0 0 21600 21600" draw:type="rectangle" draw:enhanced-path="M 0 0 L 21600 0 21600 21600 0 21600 0 0 Z N"/></draw:custom-shape><draw:custom-shape draw:style-name="gr4" draw:text-style-name="P41" svg:width="0.795cm" svg:height="0.793cm" svg:x="6.144cm" svg:y="5.449cm"><text:p/><draw:enhanced-geometry svg:viewBox="0 0 21600 21600" draw:type="rectangle" draw:enhanced-path="M 0 0 L 21600 0 21600 21600 0 21600 0 0 Z N"/></draw:custom-shape><draw:custom-shape draw:style-name="gr3" draw:text-style-name="P41" svg:width="0.795cm" svg:height="0.793cm" svg:x="5.35cm" svg:y="5.449cm"><text:p/><draw:enhanced-geometry svg:viewBox="0 0 21600 21600" draw:type="rectangle" draw:enhanced-path="M 0 0 L 21600 0 21600 21600 0 21600 0 0 Z N"/></draw:custom-shape><draw:custom-shape draw:style-name="gr3" draw:text-style-name="P41" svg:width="0.795cm" svg:height="0.793cm" svg:x="0.591cm" svg:y="5.449cm"><text:p/><draw:enhanced-geometry svg:viewBox="0 0 21600 21600" draw:type="rectangle" draw:enhanced-path="M 0 0 L 21600 0 21600 21600 0 21600 0 0 Z N"/></draw:custom-shape><draw:custom-shape draw:style-name="gr3" draw:text-style-name="P41" svg:width="0.795cm" svg:height="0.793cm" svg:x="2.178cm" svg:y="5.452cm"><text:p/><draw:enhanced-geometry svg:viewBox="0 0 21600 21600" draw:type="rectangle" draw:enhanced-path="M 0 0 L 21600 0 21600 21600 0 21600 0 0 Z N"/></draw:custom-shape><draw:custom-shape draw:style-name="gr3" draw:text-style-name="P41" svg:width="0.795cm" svg:height="0.795cm" draw:transform="rotate (-1.5707963267949) translate (5.349875cm 3.06740277777778cm)"><text:p/><draw:enhanced-geometry svg:viewBox="0 0 21600 21600" draw:type="rectangle" draw:enhanced-path="M 0 0 L 21600 0 21600 21600 0 21600 0 0 Z N"/></draw:custom-shape><draw:custom-shape draw:style-name="gr5" draw:text-style-name="P41" svg:width="0.525cm" svg:height="0.519cm" draw:transform="rotate (-1.5707963267949) translate (5.207cm 3.287888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1" svg:width="0.315cm" svg:height="0.503cm" svg:x="4.812cm" svg:y="3.1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2" svg:x1="4.942cm" svg:y1="2.614cm" svg:x2="4.946cm" svg:y2="3.41cm" svg:d="m4942 2614v399h4v397"><text:p/></draw:connector><draw:connector draw:style-name="gr6" draw:text-style-name="P42" svg:x1="2.589cm" svg:y1="2.635cm" svg:x2="4.946cm" svg:y2="2.639cm" svg:d="m2589 2635h1179v4h1178"><text:p/></draw:connector><draw:connector draw:style-name="gr6" draw:text-style-name="P42" svg:x1="2.616cm" svg:y1="5.736cm" svg:x2="2.619cm" svg:y2="2.66cm" svg:d="m2616 5736v-1538h3v-1538"><text:p/></draw:connector><draw:connector draw:style-name="gr6" draw:text-style-name="P42" svg:x1="6.433cm" svg:y1="5.706cm" svg:x2="2.616cm" svg:y2="5.71cm" svg:d="m6433 5706h-1909v4h-1908"><text:p/></draw:connector><draw:connector draw:style-name="gr6" draw:text-style-name="P42" svg:x1="6.406cm" svg:y1="1.039cm" svg:x2="6.41cm" svg:y2="5.674cm" svg:d="m6406 1039v2318h4v2317"><text:p/></draw:connector><draw:connector draw:style-name="gr6" draw:text-style-name="P42" svg:x1="0.956cm" svg:y1="1.064cm" svg:x2="6.433cm" svg:y2="1.067cm" svg:d="m956 1064h2739v3h2738"><text:p/></draw:connector><draw:custom-shape draw:style-name="gr3" draw:text-style-name="P41" svg:width="0.795cm" svg:height="0.8cm" svg:x="8.767cm" svg:y="0.681cm"><text:p/><draw:enhanced-geometry svg:viewBox="0 0 21600 21600" draw:type="rectangle" draw:enhanced-path="M 0 0 L 21600 0 21600 21600 0 21600 0 0 Z N"/></draw:custom-shape><draw:custom-shape draw:style-name="gr3" draw:text-style-name="P41" svg:width="0.795cm" svg:height="0.791cm" svg:x="8.767cm" svg:y="1.48cm"><text:p/><draw:enhanced-geometry svg:viewBox="0 0 21600 21600" draw:type="rectangle" draw:enhanced-path="M 0 0 L 21600 0 21600 21600 0 21600 0 0 Z N"/></draw:custom-shape><draw:custom-shape draw:style-name="gr3" draw:text-style-name="P41" svg:width="0.795cm" svg:height="0.795cm" svg:x="8.767cm" svg:y="2.27cm"><text:p/><draw:enhanced-geometry svg:viewBox="0 0 21600 21600" draw:type="rectangle" draw:enhanced-path="M 0 0 L 21600 0 21600 21600 0 21600 0 0 Z N"/></draw:custom-shape><draw:custom-shape draw:style-name="gr3" draw:text-style-name="P41" svg:width="0.795cm" svg:height="0.795cm" svg:x="8.767cm" svg:y="3.064cm"><text:p/><draw:enhanced-geometry svg:viewBox="0 0 21600 21600" draw:type="rectangle" draw:enhanced-path="M 0 0 L 21600 0 21600 21600 0 21600 0 0 Z N"/></draw:custom-shape><draw:custom-shape draw:style-name="gr3" draw:text-style-name="P41" svg:width="0.795cm" svg:height="0.795cm" svg:x="8.767cm" svg:y="3.858cm"><text:p/><draw:enhanced-geometry svg:viewBox="0 0 21600 21600" draw:type="rectangle" draw:enhanced-path="M 0 0 L 21600 0 21600 21600 0 21600 0 0 Z N"/></draw:custom-shape><draw:custom-shape draw:style-name="gr3" draw:text-style-name="P41" svg:width="0.795cm" svg:height="0.8cm" svg:x="9.56cm" svg:y="0.681cm"><text:p/><draw:enhanced-geometry svg:viewBox="0 0 21600 21600" draw:type="rectangle" draw:enhanced-path="M 0 0 L 21600 0 21600 21600 0 21600 0 0 Z N"/></draw:custom-shape><draw:custom-shape draw:style-name="gr3" draw:text-style-name="P41" svg:width="0.795cm" svg:height="0.791cm" svg:x="9.56cm" svg:y="1.48cm"><text:p/><draw:enhanced-geometry svg:viewBox="0 0 21600 21600" draw:type="rectangle" draw:enhanced-path="M 0 0 L 21600 0 21600 21600 0 21600 0 0 Z N"/></draw:custom-shape><draw:custom-shape draw:style-name="gr3" draw:text-style-name="P41" svg:width="0.795cm" svg:height="0.795cm" svg:x="9.56cm" svg:y="2.27cm"><text:p/><draw:enhanced-geometry svg:viewBox="0 0 21600 21600" draw:type="rectangle" draw:enhanced-path="M 0 0 L 21600 0 21600 21600 0 21600 0 0 Z N"/></draw:custom-shape><draw:custom-shape draw:style-name="gr3" draw:text-style-name="P41" svg:width="0.795cm" svg:height="0.795cm" svg:x="9.56cm" svg:y="3.064cm"><text:p/><draw:enhanced-geometry svg:viewBox="0 0 21600 21600" draw:type="rectangle" draw:enhanced-path="M 0 0 L 21600 0 21600 21600 0 21600 0 0 Z N"/></draw:custom-shape><draw:custom-shape draw:style-name="gr3" draw:text-style-name="P41" svg:width="0.795cm" svg:height="0.795cm" svg:x="9.56cm" svg:y="3.858cm"><text:p/><draw:enhanced-geometry svg:viewBox="0 0 21600 21600" draw:type="rectangle" draw:enhanced-path="M 0 0 L 21600 0 21600 21600 0 21600 0 0 Z N"/></draw:custom-shape><draw:custom-shape draw:style-name="gr3" draw:text-style-name="P41" svg:width="0.791cm" svg:height="0.8cm" svg:x="10.354cm" svg:y="0.681cm"><text:p/><draw:enhanced-geometry svg:viewBox="0 0 21600 21600" draw:type="rectangle" draw:enhanced-path="M 0 0 L 21600 0 21600 21600 0 21600 0 0 Z N"/></draw:custom-shape><draw:custom-shape draw:style-name="gr3" draw:text-style-name="P41" svg:width="0.791cm" svg:height="0.791cm" svg:x="10.354cm" svg:y="1.48cm"><text:p/><draw:enhanced-geometry svg:viewBox="0 0 21600 21600" draw:type="rectangle" draw:enhanced-path="M 0 0 L 21600 0 21600 21600 0 21600 0 0 Z N"/></draw:custom-shape><draw:custom-shape draw:style-name="gr3" draw:text-style-name="P41" svg:width="0.791cm" svg:height="0.795cm" svg:x="10.354cm" svg:y="2.27cm"><text:p/><draw:enhanced-geometry svg:viewBox="0 0 21600 21600" draw:type="rectangle" draw:enhanced-path="M 0 0 L 21600 0 21600 21600 0 21600 0 0 Z N"/></draw:custom-shape><draw:custom-shape draw:style-name="gr3" draw:text-style-name="P41" svg:width="0.791cm" svg:height="0.795cm" svg:x="10.354cm" svg:y="3.064cm"><text:p/><draw:enhanced-geometry svg:viewBox="0 0 21600 21600" draw:type="rectangle" draw:enhanced-path="M 0 0 L 21600 0 21600 21600 0 21600 0 0 Z N"/></draw:custom-shape><draw:custom-shape draw:style-name="gr3" draw:text-style-name="P41" svg:width="0.791cm" svg:height="0.795cm" svg:x="10.354cm" svg:y="3.858cm"><text:p/><draw:enhanced-geometry svg:viewBox="0 0 21600 21600" draw:type="rectangle" draw:enhanced-path="M 0 0 L 21600 0 21600 21600 0 21600 0 0 Z N"/></draw:custom-shape><draw:custom-shape draw:style-name="gr3" draw:text-style-name="P41" svg:width="0.791cm" svg:height="0.793cm" svg:x="10.354cm" svg:y="4.651cm"><text:p/><draw:enhanced-geometry svg:viewBox="0 0 21600 21600" draw:type="rectangle" draw:enhanced-path="M 0 0 L 21600 0 21600 21600 0 21600 0 0 Z N"/></draw:custom-shape><draw:custom-shape draw:style-name="gr3" draw:text-style-name="P41" svg:width="0.795cm" svg:height="0.8cm" svg:x="11.144cm" svg:y="0.681cm"><text:p/><draw:enhanced-geometry svg:viewBox="0 0 21600 21600" draw:type="rectangle" draw:enhanced-path="M 0 0 L 21600 0 21600 21600 0 21600 0 0 Z N"/></draw:custom-shape><draw:custom-shape draw:style-name="gr3" draw:text-style-name="P41" svg:width="0.795cm" svg:height="0.791cm" svg:x="11.144cm" svg:y="1.48cm"><text:p/><draw:enhanced-geometry svg:viewBox="0 0 21600 21600" draw:type="rectangle" draw:enhanced-path="M 0 0 L 21600 0 21600 21600 0 21600 0 0 Z N"/></draw:custom-shape><draw:custom-shape draw:style-name="gr3" draw:text-style-name="P41" svg:width="0.795cm" svg:height="0.795cm" svg:x="11.144cm" svg:y="2.27cm"><text:p/><draw:enhanced-geometry svg:viewBox="0 0 21600 21600" draw:type="rectangle" draw:enhanced-path="M 0 0 L 21600 0 21600 21600 0 21600 0 0 Z N"/></draw:custom-shape><draw:custom-shape draw:style-name="gr3" draw:text-style-name="P41" svg:width="0.795cm" svg:height="0.795cm" svg:x="11.144cm" svg:y="3.064cm"><text:p/><draw:enhanced-geometry svg:viewBox="0 0 21600 21600" draw:type="rectangle" draw:enhanced-path="M 0 0 L 21600 0 21600 21600 0 21600 0 0 Z N"/></draw:custom-shape><draw:custom-shape draw:style-name="gr3" draw:text-style-name="P41" svg:width="0.795cm" svg:height="0.795cm" svg:x="11.144cm" svg:y="3.858cm"><text:p/><draw:enhanced-geometry svg:viewBox="0 0 21600 21600" draw:type="rectangle" draw:enhanced-path="M 0 0 L 21600 0 21600 21600 0 21600 0 0 Z N"/></draw:custom-shape><draw:custom-shape draw:style-name="gr3" draw:text-style-name="P41" svg:width="0.795cm" svg:height="0.793cm" svg:x="11.144cm" svg:y="4.651cm"><text:p/><draw:enhanced-geometry svg:viewBox="0 0 21600 21600" draw:type="rectangle" draw:enhanced-path="M 0 0 L 21600 0 21600 21600 0 21600 0 0 Z N"/></draw:custom-shape><draw:custom-shape draw:style-name="gr3" draw:text-style-name="P41" svg:width="0.795cm" svg:height="0.8cm" svg:x="11.938cm" svg:y="0.681cm"><text:p/><draw:enhanced-geometry svg:viewBox="0 0 21600 21600" draw:type="rectangle" draw:enhanced-path="M 0 0 L 21600 0 21600 21600 0 21600 0 0 Z N"/></draw:custom-shape><draw:custom-shape draw:style-name="gr3" draw:text-style-name="P41" svg:width="0.795cm" svg:height="0.791cm" svg:x="11.938cm" svg:y="1.48cm"><text:p/><draw:enhanced-geometry svg:viewBox="0 0 21600 21600" draw:type="rectangle" draw:enhanced-path="M 0 0 L 21600 0 21600 21600 0 21600 0 0 Z N"/></draw:custom-shape><draw:custom-shape draw:style-name="gr4" draw:text-style-name="P41" svg:width="0.795cm" svg:height="0.795cm" svg:x="11.938cm" svg:y="2.27cm"><text:p/><draw:enhanced-geometry svg:viewBox="0 0 21600 21600" draw:type="rectangle" draw:enhanced-path="M 0 0 L 21600 0 21600 21600 0 21600 0 0 Z N"/></draw:custom-shape><draw:custom-shape draw:style-name="gr3" draw:text-style-name="P41" svg:width="0.795cm" svg:height="0.795cm" svg:x="11.938cm" svg:y="3.064cm"><text:p/><draw:enhanced-geometry svg:viewBox="0 0 21600 21600" draw:type="rectangle" draw:enhanced-path="M 0 0 L 21600 0 21600 21600 0 21600 0 0 Z N"/></draw:custom-shape><draw:custom-shape draw:style-name="gr3" draw:text-style-name="P41" svg:width="0.795cm" svg:height="0.795cm" svg:x="11.938cm" svg:y="3.858cm"><text:p/><draw:enhanced-geometry svg:viewBox="0 0 21600 21600" draw:type="rectangle" draw:enhanced-path="M 0 0 L 21600 0 21600 21600 0 21600 0 0 Z N"/></draw:custom-shape><draw:custom-shape draw:style-name="gr3" draw:text-style-name="P41" svg:width="0.795cm" svg:height="0.793cm" svg:x="11.938cm" svg:y="4.651cm"><text:p/><draw:enhanced-geometry svg:viewBox="0 0 21600 21600" draw:type="rectangle" draw:enhanced-path="M 0 0 L 21600 0 21600 21600 0 21600 0 0 Z N"/></draw:custom-shape><draw:custom-shape draw:style-name="gr3" draw:text-style-name="P41" svg:width="0.795cm" svg:height="0.793cm" svg:x="8.767cm" svg:y="4.651cm"><text:p/><draw:enhanced-geometry svg:viewBox="0 0 21600 21600" draw:type="rectangle" draw:enhanced-path="M 0 0 L 21600 0 21600 21600 0 21600 0 0 Z N"/></draw:custom-shape><draw:custom-shape draw:style-name="gr3" draw:text-style-name="P41" svg:width="0.795cm" svg:height="0.8cm" svg:x="12.732cm" svg:y="0.681cm"><text:p/><draw:enhanced-geometry svg:viewBox="0 0 21600 21600" draw:type="rectangle" draw:enhanced-path="M 0 0 L 21600 0 21600 21600 0 21600 0 0 Z N"/></draw:custom-shape><draw:custom-shape draw:style-name="gr3" draw:text-style-name="P41" svg:width="0.795cm" svg:height="0.791cm" svg:x="12.732cm" svg:y="1.48cm"><text:p/><draw:enhanced-geometry svg:viewBox="0 0 21600 21600" draw:type="rectangle" draw:enhanced-path="M 0 0 L 21600 0 21600 21600 0 21600 0 0 Z N"/></draw:custom-shape><draw:custom-shape draw:style-name="gr3" draw:text-style-name="P41" svg:width="0.795cm" svg:height="0.795cm" svg:x="12.732cm" svg:y="2.27cm"><text:p/><draw:enhanced-geometry svg:viewBox="0 0 21600 21600" draw:type="rectangle" draw:enhanced-path="M 0 0 L 21600 0 21600 21600 0 21600 0 0 Z N"/></draw:custom-shape><draw:custom-shape draw:style-name="gr3" draw:text-style-name="P41" svg:width="0.795cm" svg:height="0.795cm" svg:x="12.732cm" svg:y="3.064cm"><text:p/><draw:enhanced-geometry svg:viewBox="0 0 21600 21600" draw:type="rectangle" draw:enhanced-path="M 0 0 L 21600 0 21600 21600 0 21600 0 0 Z N"/></draw:custom-shape><draw:custom-shape draw:style-name="gr3" draw:text-style-name="P41" svg:width="0.795cm" svg:height="0.795cm" svg:x="12.732cm" svg:y="3.858cm"><text:p/><draw:enhanced-geometry svg:viewBox="0 0 21600 21600" draw:type="rectangle" draw:enhanced-path="M 0 0 L 21600 0 21600 21600 0 21600 0 0 Z N"/></draw:custom-shape><draw:custom-shape draw:style-name="gr3" draw:text-style-name="P41" svg:width="0.795cm" svg:height="0.8cm" svg:x="13.526cm" svg:y="0.681cm"><text:p/><draw:enhanced-geometry svg:viewBox="0 0 21600 21600" draw:type="rectangle" draw:enhanced-path="M 0 0 L 21600 0 21600 21600 0 21600 0 0 Z N"/></draw:custom-shape><draw:custom-shape draw:style-name="gr3" draw:text-style-name="P41" svg:width="0.795cm" svg:height="0.791cm" svg:x="13.526cm" svg:y="1.48cm"><text:p/><draw:enhanced-geometry svg:viewBox="0 0 21600 21600" draw:type="rectangle" draw:enhanced-path="M 0 0 L 21600 0 21600 21600 0 21600 0 0 Z N"/></draw:custom-shape><draw:custom-shape draw:style-name="gr3" draw:text-style-name="P41" svg:width="0.795cm" svg:height="0.795cm" svg:x="13.526cm" svg:y="2.27cm"><text:p/><draw:enhanced-geometry svg:viewBox="0 0 21600 21600" draw:type="rectangle" draw:enhanced-path="M 0 0 L 21600 0 21600 21600 0 21600 0 0 Z N"/></draw:custom-shape><draw:custom-shape draw:style-name="gr3" draw:text-style-name="P41" svg:width="0.795cm" svg:height="0.795cm" svg:x="13.526cm" svg:y="3.064cm"><text:p/><draw:enhanced-geometry svg:viewBox="0 0 21600 21600" draw:type="rectangle" draw:enhanced-path="M 0 0 L 21600 0 21600 21600 0 21600 0 0 Z N"/></draw:custom-shape><draw:custom-shape draw:style-name="gr3" draw:text-style-name="P41" svg:width="0.795cm" svg:height="0.795cm" svg:x="13.526cm" svg:y="3.858cm"><text:p/><draw:enhanced-geometry svg:viewBox="0 0 21600 21600" draw:type="rectangle" draw:enhanced-path="M 0 0 L 21600 0 21600 21600 0 21600 0 0 Z N"/></draw:custom-shape><draw:custom-shape draw:style-name="gr3" draw:text-style-name="P41" svg:width="0.795cm" svg:height="0.793cm" svg:x="13.526cm" svg:y="4.651cm"><text:p/><draw:enhanced-geometry svg:viewBox="0 0 21600 21600" draw:type="rectangle" draw:enhanced-path="M 0 0 L 21600 0 21600 21600 0 21600 0 0 Z N"/></draw:custom-shape><draw:custom-shape draw:style-name="gr3" draw:text-style-name="P41" svg:width="0.795cm" svg:height="0.793cm" svg:x="12.732cm" svg:y="4.651cm"><text:p/><draw:enhanced-geometry svg:viewBox="0 0 21600 21600" draw:type="rectangle" draw:enhanced-path="M 0 0 L 21600 0 21600 21600 0 21600 0 0 Z N"/></draw:custom-shape><draw:custom-shape draw:style-name="gr4" draw:text-style-name="P41" svg:width="0.795cm" svg:height="0.8cm" svg:x="7.973cm" svg:y="0.681cm"><text:p/><draw:enhanced-geometry svg:viewBox="0 0 21600 21600" draw:type="rectangle" draw:enhanced-path="M 0 0 L 21600 0 21600 21600 0 21600 0 0 Z N"/></draw:custom-shape><draw:custom-shape draw:style-name="gr3" draw:text-style-name="P41" svg:width="0.795cm" svg:height="0.791cm" svg:x="7.973cm" svg:y="1.48cm"><text:p/><draw:enhanced-geometry svg:viewBox="0 0 21600 21600" draw:type="rectangle" draw:enhanced-path="M 0 0 L 21600 0 21600 21600 0 21600 0 0 Z N"/></draw:custom-shape><draw:custom-shape draw:style-name="gr3" draw:text-style-name="P41" svg:width="0.795cm" svg:height="0.795cm" svg:x="7.973cm" svg:y="2.27cm"><text:p/><draw:enhanced-geometry svg:viewBox="0 0 21600 21600" draw:type="rectangle" draw:enhanced-path="M 0 0 L 21600 0 21600 21600 0 21600 0 0 Z N"/></draw:custom-shape><draw:custom-shape draw:style-name="gr3" draw:text-style-name="P41" svg:width="0.795cm" svg:height="0.795cm" svg:x="7.973cm" svg:y="3.064cm"><text:p/><draw:enhanced-geometry svg:viewBox="0 0 21600 21600" draw:type="rectangle" draw:enhanced-path="M 0 0 L 21600 0 21600 21600 0 21600 0 0 Z N"/></draw:custom-shape><draw:custom-shape draw:style-name="gr3" draw:text-style-name="P41" svg:width="0.795cm" svg:height="0.795cm" svg:x="7.973cm" svg:y="3.858cm"><text:p/><draw:enhanced-geometry svg:viewBox="0 0 21600 21600" draw:type="rectangle" draw:enhanced-path="M 0 0 L 21600 0 21600 21600 0 21600 0 0 Z N"/></draw:custom-shape><draw:custom-shape draw:style-name="gr3" draw:text-style-name="P41" svg:width="0.795cm" svg:height="0.793cm" svg:x="7.973cm" svg:y="4.651cm"><text:p/><draw:enhanced-geometry svg:viewBox="0 0 21600 21600" draw:type="rectangle" draw:enhanced-path="M 0 0 L 21600 0 21600 21600 0 21600 0 0 Z N"/></draw:custom-shape><draw:custom-shape draw:style-name="gr4" draw:text-style-name="P41" svg:width="0.795cm" svg:height="0.793cm" svg:x="9.56cm" svg:y="4.628cm"><text:p/><draw:enhanced-geometry svg:viewBox="0 0 21600 21600" draw:type="rectangle" draw:enhanced-path="M 0 0 L 21600 0 21600 21600 0 21600 0 0 Z N"/></draw:custom-shape><draw:custom-shape draw:style-name="gr3" draw:text-style-name="P41" svg:width="0.791cm" svg:height="0.793cm" svg:x="10.354cm" svg:y="5.445cm"><text:p/><draw:enhanced-geometry svg:viewBox="0 0 21600 21600" draw:type="rectangle" draw:enhanced-path="M 0 0 L 21600 0 21600 21600 0 21600 0 0 Z N"/></draw:custom-shape><draw:custom-shape draw:style-name="gr3" draw:text-style-name="P41" svg:width="0.795cm" svg:height="0.793cm" svg:x="11.144cm" svg:y="5.445cm"><text:p/><draw:enhanced-geometry svg:viewBox="0 0 21600 21600" draw:type="rectangle" draw:enhanced-path="M 0 0 L 21600 0 21600 21600 0 21600 0 0 Z N"/></draw:custom-shape><draw:custom-shape draw:style-name="gr3" draw:text-style-name="P41" svg:width="0.795cm" svg:height="0.793cm" svg:x="11.938cm" svg:y="5.445cm"><text:p/><draw:enhanced-geometry svg:viewBox="0 0 21600 21600" draw:type="rectangle" draw:enhanced-path="M 0 0 L 21600 0 21600 21600 0 21600 0 0 Z N"/></draw:custom-shape><draw:custom-shape draw:style-name="gr3" draw:text-style-name="P41" svg:width="0.795cm" svg:height="0.793cm" svg:x="8.767cm" svg:y="5.445cm"><text:p/><draw:enhanced-geometry svg:viewBox="0 0 21600 21600" draw:type="rectangle" draw:enhanced-path="M 0 0 L 21600 0 21600 21600 0 21600 0 0 Z N"/></draw:custom-shape><draw:custom-shape draw:style-name="gr4" draw:text-style-name="P41" svg:width="0.795cm" svg:height="0.793cm" svg:x="13.526cm" svg:y="5.445cm"><text:p/><draw:enhanced-geometry svg:viewBox="0 0 21600 21600" draw:type="rectangle" draw:enhanced-path="M 0 0 L 21600 0 21600 21600 0 21600 0 0 Z N"/></draw:custom-shape><draw:custom-shape draw:style-name="gr3" draw:text-style-name="P41" svg:width="0.795cm" svg:height="0.793cm" svg:x="12.732cm" svg:y="5.445cm"><text:p/><draw:enhanced-geometry svg:viewBox="0 0 21600 21600" draw:type="rectangle" draw:enhanced-path="M 0 0 L 21600 0 21600 21600 0 21600 0 0 Z N"/></draw:custom-shape><draw:custom-shape draw:style-name="gr3" draw:text-style-name="P41" svg:width="0.795cm" svg:height="0.793cm" svg:x="7.973cm" svg:y="5.445cm"><text:p/><draw:enhanced-geometry svg:viewBox="0 0 21600 21600" draw:type="rectangle" draw:enhanced-path="M 0 0 L 21600 0 21600 21600 0 21600 0 0 Z N"/></draw:custom-shape><draw:custom-shape draw:style-name="gr3" draw:text-style-name="P41" svg:width="0.795cm" svg:height="0.793cm" svg:x="9.56cm" svg:y="5.422cm"><text:p/><draw:enhanced-geometry svg:viewBox="0 0 21600 21600" draw:type="rectangle" draw:enhanced-path="M 0 0 L 21600 0 21600 21600 0 21600 0 0 Z N"/></draw:custom-shape><draw:custom-shape draw:style-name="gr3" draw:text-style-name="P41" svg:width="0.795cm" svg:height="0.795cm" draw:transform="rotate (-1.5707963267949) translate (12.73175cm 3.063875cm)"><text:p/><draw:enhanced-geometry svg:viewBox="0 0 21600 21600" draw:type="rectangle" draw:enhanced-path="M 0 0 L 21600 0 21600 21600 0 21600 0 0 Z N"/></draw:custom-shape><draw:custom-shape draw:style-name="gr5" draw:text-style-name="P41" svg:width="0.525cm" svg:height="0.519cm" draw:transform="rotate (-1.5707963267949) translate (12.588875cm 3.284361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1" svg:width="0.315cm" svg:height="0.503cm" svg:x="12.194cm" svg:y="3.12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2" svg:x1="12.345cm" svg:y1="1.071cm" svg:x2="12.349cm" svg:y2="3.489cm" svg:d="m12345 1071v1210h4v1208"><text:p/></draw:connector><draw:connector draw:style-name="gr6" draw:text-style-name="P42" svg:x1="8.313cm" svg:y1="1.095cm" svg:x2="12.337cm" svg:y2="1.099cm" svg:d="m8313 1095h2013v4h2011"><text:p/></draw:connector><draw:connector draw:style-name="gr6" draw:text-style-name="P42" svg:x1="8.338cm" svg:y1="5.038cm" svg:x2="8.341cm" svg:y2="1.094cm" svg:d="m8338 5038v-1972h3v-1972"><text:p/></draw:connector><draw:connector draw:style-name="gr6" draw:text-style-name="P42" svg:x1="13.921cm" svg:y1="5.036cm" svg:x2="8.324cm" svg:y2="5.039cm" svg:d="m13921 5036h-2798v3h-2799"><text:p/></draw:connector><draw:connector draw:style-name="gr6" draw:text-style-name="P42" svg:x1="13.892cm" svg:y1="5.733cm" svg:x2="13.896cm" svg:y2="5.041cm" svg:d="m13892 5733v-346h4v-346"><text:p/></draw:connector><draw:frame draw:style-name="gr7" draw:text-style-name="P43" svg:width="6.162cm" svg:height="1.35cm" svg:x="0.695cm" svg:y="6.424cm"><draw:text-box><text:p text:style-name="P43"><text:span text:style-name="T11">Weg durch A*-Spezial (26 besuchte Felder)</text:span></text:p></draw:text-box></draw:frame><draw:frame draw:style-name="gr7" draw:text-style-name="P44" svg:width="5.16cm" svg:height="1.35cm" svg:x="8.703cm" svg:y="6.424cm"><draw:text-box><text:p text:style-name="P44"><text:span text:style-name="T11">Ein besserer Weg (21 besuchte Felder)</text:span></text:p></draw:text-box></draw:frame></draw:g></text:p>
      <text:p text:style-name="P8"/>
      <text:p text:style-name="P8"/>
      <text:p text:style-name="P8"/>
      <text:p text:style-name="P8"/>
      <text:p text:style-name="P8"/>
      <text:p text:style-name="P8"/>
      <text:p text:style-name="P8"/>
      <text:p text:style-name="P8"/>
      <text:p text:style-name="P22"/>
      <text:h text:style-name="P36" text:outline-level="1"><text:bookmark text:name="__RefHeading__17_1703899108"/>Genetische Algorithmen<text:bookmark-end text:name="__RefHeading__17_1703899108"/></text:h>
      <text:h text:style-name="P37" text:outline-level="1"/>
      <text:h text:style-name="P37" text:outline-level="1"><text:bookmark text:name="__RefHeading__19_1703899108"/>3.1 Reaktiver Agent<text:bookmark-end text:name="__RefHeading__19_1703899108"/></text:h>
      <text:p text:style-name="P8"/>
      <text:p text:style-name="P9">Sehen Sie für diese Aufgabe bitte die entsprechenden Java-Quelltexte und Java–Klassen:</text:p>
      <text:p text:style-name="P33">AgentenAktion.java, AgentenVorgehen.java, AgentenZustand.java, Bewegen2Aktion.java, BewegenAktion.java, FliehenAktion.java, Gefangen.java, GenetischerAlgo.java, GoldaufhebenAktion.java, GoldGesehen.java, JagenAktion.java, NichtsFestgestellt.java, PfeilabschiessenAktion.java, RandGesehen.java, RegelAgent.java, RegelAktionID.java, RegelAktion.java, Regel.java, SituationsStatusID.java, SituationsStatus.java, TestRegelAgent.java, WartenAktion.java, WumpusGerochen.java, WumpusGesehen.java, WumpusVoraus.java</text:p>
      <text:p text:style-name="P33">Die wichtigsten Klassen dabei sind</text:p>
      <text:list xml:id="list1788213455" text:style-name="L2">
        <text:list-item>
          <text:p text:style-name="P34"><text:span text:style-name="T2">RegelAgent – der Agent</text:span></text:p>
        </text:list-item>
        <text:list-item>
          <text:p text:style-name="P34"><text:span text:style-name="T2">Regel – Kapselung der Regel mit der Situation in der sie angewendet werden soll und den dann auszuführenden Aktionen</text:span></text:p>
        </text:list-item>
        <text:list-item>
          <text:p text:style-name="P34"><text:span text:style-name="T2">SituationsStatus – Abstrakte Basisklasse aller Situationsbeschreibungen</text:span></text:p>
        </text:list-item>
        <text:list-item>
          <text:p text:style-name="P34"><text:span text:style-name="T2">RegelAktion – Abstrakte Basisklasse für alle Aktionen die der Agent ausführen kann</text:span></text:p>
        </text:list-item>
      </text:list>
      <text:p text:style-name="P9"/>
      <text:h text:style-name="P38" text:outline-level="1"><text:bookmark text:name="__RefHeading__21_1703899108"/>3.2 Regeln <text:bookmark-end text:name="__RefHeading__21_1703899108"/></text:h>
      <text:p text:style-name="P8"/>
      <text:p text:style-name="P9">Unsere Regeln lauten:</text:p>
      <text:list xml:id="list983672813" text:style-name="L1">
        <text:list-item>
          <text:p text:style-name="P32">Nichts wurde festgestellt =&gt; wir bewegen uns in der Höhle</text:p>
        </text:list-item>
        <text:list-item>
          <text:p text:style-name="P32">Es wurde Gold gesehen =&gt; wir wollen dieses aufheben</text:p>
        </text:list-item>
        <text:list-item>
          <text:p text:style-name="P32">Sind wir an einem Spielfeldende =&gt; bewegen wir uns trotzdem weiter</text:p>
        </text:list-item>
        <text:list-item>
          <text:p text:style-name="P32">Wenn der Wumpus gerochen wurde =&gt; jagen wir ihn</text:p>
        </text:list-item>
        <text:list-item>
          <text:p text:style-name="P32">Wenn der Wumpus gerochen wurde =&gt; fliehen wir</text:p>
        </text:list-item>
        <text:list-item>
          <text:p text:style-name="P32">Wenn der Wumpus gesehen wurde, fliehen wir</text:p>
        </text:list-item>
        <text:list-item>
          <text:p text:style-name="P32">Wenn der Wumpus gesehen wurde und wir gefangen sind =&gt; jagen wir</text:p>
        </text:list-item>
        <text:list-item>
          <text:p text:style-name="P32">Wenn der Wumpus gesehen wurde =&gt; schiessen wir einen Pfeil ab</text:p>
        </text:list-item>
        <text:list-item>
          <text:p text:style-name="P32">Wenn wir gefangen sind (umgeben von Gruben/Spielfeldende) =&gt; gehen wir auch über Gruben</text:p>
          <text:p text:style-name="P35">Für die Implementierung dieser Regeln wird jeweils eine neue Instanz der Regel Klasse angelegt und mit den <text:s/>entsprechenden SituationsStatus Klassen <text:s/>und der jeweiligen Aktion gefüttert. Die Möglichkeit einer Regel mehrere Aktionen zuzuweisen nutzen wir mit diesem Regelsatz nicht.</text:p>
        </text:list-item>
      </text:list>
      <text:p text:style-name="P9"/>
      <text:h text:style-name="P37" text:outline-level="1"><text:bookmark text:name="__RefHeading__23_1703899108"/>3.3 Genetischer Algorithmus<text:bookmark-end text:name="__RefHeading__23_1703899108"/></text:h>
      <text:p text:style-name="P9"/>
      <text:p text:style-name="P20">Durch das Testen der Fitness auf verschiedenen Höhlen, kann es sein, das verschiedene Agenten verschieden „gute“ Höhlen bekommen und die Fitness <text:soft-page-break/>der Agenten eigentlich nicht mehr direkt mit einander verglichen werden kann. Man könnte viel mehr Höhlen pro Agenten testen, wodurch sich die Vor-/Nachteile ausgleichen würde oder man übergibt unserem Programm mit dem Kommandozeilenargument RXXXL, wobei XXX für einen Long steht ein Seed, welches es vor jedem Ausführen von ExerciseTwo setzt und somit alle Agenten an der gleichen Höhle testen lässt.</text:p>
      <text:p text:style-name="P9"/>
      <text:h text:style-name="P37" text:outline-level="1"><text:bookmark text:name="__RefHeading__25_1703899108"/>3.4 Einfluss von Rekombination, Mutation und Größe der Ausgangspopulation<text:bookmark-end text:name="__RefHeading__25_1703899108"/></text:h>
      <text:p text:style-name="P8"/>
      <text:p text:style-name="P19"/>
      <text:p text:style-name="P19"/>
      <text:p text:style-name="P20">////////////// Neuer Durchgang ///////////////////////////////////////////////////</text:p>
      <text:p text:style-name="P20">Ausgangs Populationsgroesse: 50</text:p>
      <text:p text:style-name="P20">Mutationswahrscheinlichkeit: 5%</text:p>
      <text:p text:style-name="P20">Rekombinationsstelle (-1==Zufall): 3</text:p>
      <text:p text:style-name="P20">Fortpflanzungsteilnehmer (die besten x%): 30%</text:p>
      <text:p text:style-name="P20">Fitness der 1. Generation: 514.0</text:p>
      <text:p text:style-name="P20">Fitness der 2. Generation: 210.0</text:p>
      <text:p text:style-name="P20">Fitness der 3. Generation: 572.0</text:p>
      <text:p text:style-name="P20">Fitness der 4. Generation: 301.0</text:p>
      <text:p text:style-name="P20">Fitness der 5. Generation: 600.0</text:p>
      <text:p text:style-name="P20">Fitness der 6. Generation: 24.0</text:p>
      <text:p text:style-name="P20">Fitness der 7. Generation: 447.0</text:p>
      <text:p text:style-name="P20">Fitness der 8. Generation: 696.0</text:p>
      <text:p text:style-name="P20">Fitness der 9. Generation: 401.0</text:p>
      <text:p text:style-name="P20">Fitness der 10. Generation: -135.0</text:p>
      <text:p text:style-name="P20">Fitness der 11. Generation: 419.0</text:p>
      <text:p text:style-name="P20">Fitness der 12. Generation: 660.0</text:p>
      <text:p text:style-name="P20">Fitness der 13. Generation: 349.0</text:p>
      <text:p text:style-name="P20">Fitness der 14. Generation: 559.0</text:p>
      <text:p text:style-name="P20">Fitness der 15. Generation: 596.0</text:p>
      <text:p text:style-name="P20">Fitness der 16. Generation: 683.0</text:p>
      <text:p text:style-name="P20">Fitness der 17. Generation: 228.0</text:p>
      <text:p text:style-name="P20">Fitness der 18. Generation: 515.0</text:p>
      <text:p text:style-name="P20">Fitness der 19. Generation: -213.0</text:p>
      <text:p text:style-name="P20">Fitness der 20. Generation: 817.0</text:p>
      <text:p text:style-name="P20"/>
      <text:p text:style-name="P20">////////////// Neuer Durchgang ///////////////////////////////////////////////////</text:p>
      <text:p text:style-name="P20">Ausgangs Populationsgroesse: 100</text:p>
      <text:p text:style-name="P20">Mutationswahrscheinlichkeit: 5%</text:p>
      <text:p text:style-name="P20">Rekombinationsstelle (-1==Zufall): 3</text:p>
      <text:p text:style-name="P20">Fortpflanzungsteilnehmer (die besten x%): 30%</text:p>
      <text:p text:style-name="P20">Fitness der 1. Generation: 592.0</text:p>
      <text:p text:style-name="P20">Fitness der 2. Generation: 295.0</text:p>
      <text:p text:style-name="P20">Fitness der 3. Generation: 258.0</text:p>
      <text:p text:style-name="P20">Fitness der 4. Generation: 283.0</text:p>
      <text:p text:style-name="P20">Fitness der 5. Generation: 262.0</text:p>
      <text:p text:style-name="P20"><text:soft-page-break/>Fitness der 6. Generation: 352.0</text:p>
      <text:p text:style-name="P20">Fitness der 7. Generation: 481.0</text:p>
      <text:p text:style-name="P20">Fitness der 8. Generation: 445.0</text:p>
      <text:p text:style-name="P20">Fitness der 9. Generation: 397.0</text:p>
      <text:p text:style-name="P20">Fitness der 10. Generation: 569.0</text:p>
      <text:p text:style-name="P20">Fitness der 11. Generation: 611.0</text:p>
      <text:p text:style-name="P20">Fitness der 12. Generation: 350.0</text:p>
      <text:p text:style-name="P20">Fitness der 13. Generation: 216.0</text:p>
      <text:p text:style-name="P20">Fitness der 14. Generation: 665.0</text:p>
      <text:p text:style-name="P20">Fitness der 15. Generation: 652.0</text:p>
      <text:p text:style-name="P20">Fitness der 16. Generation: 381.0</text:p>
      <text:p text:style-name="P20">Fitness der 17. Generation: 317.0</text:p>
      <text:p text:style-name="P20">Fitness der 18. Generation: 129.0</text:p>
      <text:p text:style-name="P20">Fitness der 19. Generation: 447.0</text:p>
      <text:p text:style-name="P20">Fitness der 20. Generation: 611.0</text:p>
      <text:p text:style-name="P20"/>
      <text:p text:style-name="P20">////////////// Neuer Durchgang ///////////////////////////////////////////////////</text:p>
      <text:p text:style-name="P20">Ausgangs Populationsgroesse: 50</text:p>
      <text:p text:style-name="P20">Mutationswahrscheinlichkeit: 30%</text:p>
      <text:p text:style-name="P20">Rekombinationsstelle (-1==Zufall): 3</text:p>
      <text:p text:style-name="P20">Fortpflanzungsteilnehmer (die besten x%): 30%</text:p>
      <text:p text:style-name="P20">Fitness der 1. Generation: 563.0</text:p>
      <text:p text:style-name="P20">Fitness der 2. Generation: 722.0</text:p>
      <text:p text:style-name="P20">Fitness der 3. Generation: 794.0</text:p>
      <text:p text:style-name="P20">Fitness der 4. Generation: 213.0</text:p>
      <text:p text:style-name="P20">Fitness der 5. Generation: 68.0</text:p>
      <text:p text:style-name="P20">Fitness der 6. Generation: 565.0</text:p>
      <text:p text:style-name="P20">Fitness der 7. Generation: 438.0</text:p>
      <text:p text:style-name="P20">Fitness der 8. Generation: 510.0</text:p>
      <text:p text:style-name="P20">Fitness der 9. Generation: 244.0</text:p>
      <text:p text:style-name="P20">Fitness der 10. Generation: 587.0</text:p>
      <text:p text:style-name="P20">Fitness der 11. Generation: 277.0</text:p>
      <text:p text:style-name="P20">Fitness der 12. Generation: 363.0</text:p>
      <text:p text:style-name="P20">Fitness der 13. Generation: 673.0</text:p>
      <text:p text:style-name="P20">Fitness der 14. Generation: 411.0</text:p>
      <text:p text:style-name="P20">Fitness der 15. Generation: 340.0</text:p>
      <text:p text:style-name="P20">Fitness der 16. Generation: 626.0</text:p>
      <text:p text:style-name="P20">Fitness der 17. Generation: 149.0</text:p>
      <text:p text:style-name="P20">Fitness der 18. Generation: 613.0</text:p>
      <text:p text:style-name="P20">Fitness der 19. Generation: 239.0</text:p>
      <text:p text:style-name="P20">Fitness der 20. Generation: 494.0</text:p>
      <text:p text:style-name="P20"/>
      <text:p text:style-name="P20">////////////// Neuer Durchgang ///////////////////////////////////////////////////</text:p>
      <text:p text:style-name="P20">Ausgangs Populationsgroesse: 50</text:p>
      <text:p text:style-name="P20">Mutationswahrscheinlichkeit: 5%</text:p>
      <text:p text:style-name="P20">Rekombinationsstelle (-1==Zufall): -1</text:p>
      <text:p text:style-name="P20">Fortpflanzungsteilnehmer (die besten x%): 30%</text:p>
      <text:p text:style-name="P20">Fitness der 1. Generation: 697.0</text:p>
      <text:p text:style-name="P20"><text:soft-page-break/>Fitness der 2. Generation: 498.0</text:p>
      <text:p text:style-name="P20">Fitness der 3. Generation: 513.0</text:p>
      <text:p text:style-name="P20">Fitness der 4. Generation: 399.0</text:p>
      <text:p text:style-name="P20">Fitness der 5. Generation: 237.0</text:p>
      <text:p text:style-name="P20">Fitness der 6. Generation: 555.0</text:p>
      <text:p text:style-name="P20">Fitness der 7. Generation: 765.0</text:p>
      <text:p text:style-name="P20">Fitness der 8. Generation: 395.0</text:p>
      <text:p text:style-name="P20">Fitness der 9. Generation: 679.0</text:p>
      <text:p text:style-name="P20">Fitness der 10. Generation: 653.0</text:p>
      <text:p text:style-name="P20">Fitness der 11. Generation: 362.0</text:p>
      <text:p text:style-name="P20">Fitness der 12. Generation: 576.0</text:p>
      <text:p text:style-name="P20">Fitness der 13. Generation: 653.0</text:p>
      <text:p text:style-name="P20">Fitness der 14. Generation: 747.0</text:p>
      <text:p text:style-name="P20">Fitness der 15. Generation: 691.0</text:p>
      <text:p text:style-name="P20">Fitness der 16. Generation: 680.0</text:p>
      <text:p text:style-name="P20">Fitness der 17. Generation: 616.0</text:p>
      <text:p text:style-name="P20">Fitness der 18. Generation: 203.0</text:p>
      <text:p text:style-name="P20">Fitness der 19. Generation: 222.0</text:p>
      <text:p text:style-name="P20">Fitness der 20. Generation: 644.0</text:p>
      <text:p text:style-name="P19"/>
      <text:p text:style-name="P19">TODO (nicht ich): </text:p>
      <text:p text:style-name="P19">auswerten, schlußfolgerung</text:p>
      <text:p text:style-name="P9"/>
      <text:h text:style-name="P37" text:outline-level="1"><text:bookmark text:name="__RefHeading__27_1703899108"/>3.5 Einbindung stochastischer Wahrscheinlichkeiten<text:bookmark-end text:name="__RefHeading__27_1703899108"/></text:h>
      <text:p text:style-name="P9"/>
      <text:p text:style-name="P20">Um stochastische Wahrscheinlichkeiten zu ermöglichen, würde es bei uns reichen in der Klasse RegelAktion einfach ein Attribut Wahrscheinlichkeit einführen, und bei Berechnung der Aktion innerhalb der Klasse testen, ob wir die Aktion jetzt wirklich ausführen sollen, ansonsten liefert man direkt null zurück und es wird die nächste/alternative Aktion erledigt.</text:p>
      <text:p text:style-name="P19">TODO (Sven/Stefan): Wie verändert dies die Erfolgsaussichten des Algorithmus?</text:p>
      <text:p text:style-name="P22"/>
      <text:h text:style-name="P36" text:outline-level="1"><text:bookmark text:name="__RefHeading__29_1703899108"/>Fragen<text:bookmark-end text:name="__RefHeading__29_1703899108"/></text:h>
      <text:p text:style-name="P4">TODO (alle): <text:line-break/>Ideen sammeln <text:s/>- hier rein schreiben<text:line-break/></text:p>
      <text:p text:style-name="P4">Martin, Stefan und Nils gucken dann, wie technisch Umsetzbar<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Consolas" svg:font-family="Consolas" style:font-family-generic="modern"/>
    <style:font-face style:name="DejaVu Sans" svg:font-family="'DejaVu Sans'" style:font-family-generic="swiss"/>
    <style:font-face style:name="Cambria" svg:font-family="Cambri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Times New Roman"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Kein_20_Leerraum" style:display-name="Kein Leerraum" style:family="paragraph">
      <style:paragraph-properties fo:orphans="2" fo:widows="2"/>
      <style:text-properties style:use-window-font-color="true" style:font-name="Calibri" fo:font-size="11pt" fo:language="de" fo:country="DE" style:font-name-asian="Arial" style:font-size-asian="11pt" style:font-name-complex="Calibri" style:font-size-complex="11pt" style:language-complex="ar" style:country-complex="SA"/>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Inhaltsverzeichnisüberschrift" style:family="paragraph" style:parent-style-name="Heading_20_1" style:next-style-name="Standard" style:default-outline-level="" style:list-style-name="">
      <style:paragraph-properties fo:margin-top="0cm" fo:margin-bottom="0cm"/>
      <style:text-properties fo:font-size="20pt" style:font-size-asian="20pt" style:font-size-complex="20pt"/>
    </style:style>
    <style:style style:name="Listenabsatz" style:family="paragraph" style:parent-style-name="Standard">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top="0cm" fo:margin-bottom="0.176cm"/>
      <style:text-properties style:font-name="Cambria" fo:font-size="12pt" fo:language="zxx" fo:country="none" fo:font-weight="bold" style:font-size-asian="12pt" style:language-asian="zxx" style:country-asian="none" style:font-weight-asian="bold" style:font-size-complex="12pt"/>
    </style:style>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bsatz-Standardschriftart" style:family="text"/>
    <style:style style:name="Kein_20_Leerraum_20_Zchn" style:display-name="Kein Leerraum Zchn" style:family="text" style:parent-style-name="Absatz-Standardschriftart">
      <style:text-properties fo:font-size="11pt" fo:language="de" fo:country="DE" style:font-size-asian="11pt" style:font-size-complex="11pt" style:language-complex="ar" style:country-complex="SA"/>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Platzhaltertext" style:family="text" style:parent-style-name="Absatz-Standardschriftart">
      <style:text-properties fo:color="#808080"/>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3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11</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aufgabe: Wumpuswelt</dc:title>
    <dc:subject>Lösung und Dokumentation</dc:subject>
    <meta:initial-creator>Martin Müller, 209204572</meta:initial-creator>
    <meta:creation-date>2011-12-22T18:28:00</meta:creation-date>
    <dc:date>2012-01-11T22:24:36</dc:date>
    <meta:editing-cycles>32</meta:editing-cycles>
    <meta:generator>LibreOffice/3.4$Unix LibreOffice_project/340m1$Build-402</meta:generator>
    <meta:editing-duration>PT7H49M20S</meta:editing-duration>
    <meta:document-statistic meta:table-count="3" meta:image-count="0" meta:object-count="2" meta:page-count="11" meta:paragraph-count="218" meta:word-count="1664" meta:character-count="12309" meta:non-whitespace-character-count="10853"/>
  </office:meta>
</office:document-meta>
</file>

<file path=Object 2/content.xml><?xml version="1.0" encoding="utf-8"?>
<math xmlns="http://www.w3.org/1998/Math/MathML">
  <semantics>
    <mrow>
      <mrow>
        <mi>n</mi>
        <mo stretchy="false">=</mo>
        <msqrt>
          <mrow>
            <mrow>
              <msup>
                <mrow>
                  <mo stretchy="false">(</mo>
                  <mrow>
                    <mrow>
                      <mi mathvariant="italic">GoldX</mi>
                      <mo stretchy="false">−</mo>
                      <mi mathvariant="italic">AgentX</mi>
                    </mrow>
                  </mrow>
                  <mo stretchy="false">)</mo>
                </mrow>
                <mn>2</mn>
              </msup>
              <mo stretchy="false">+</mo>
              <msup>
                <mrow>
                  <mo stretchy="false">(</mo>
                  <mrow>
                    <mrow>
                      <mi mathvariant="italic">GoldY</mi>
                      <mo stretchy="false">−</mo>
                      <mi mathvariant="italic">AgentY</mi>
                    </mrow>
                  </mrow>
                  <mo stretchy="false">)</mo>
                </mrow>
                <mn>2</mn>
              </msup>
            </mrow>
          </mrow>
        </msqrt>
      </mrow>
    </mrow>
    <annotation encoding="StarMath 5.0">n = sqrt{(GoldX-AgentX)^2+(GoldY-AgentY)^2} </annotation>
  </semantics>
</math>
</file>